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2.885cm" table:align="left"/>
    </style:style>
    <style:style style:name="Table2.A" style:family="table-column">
      <style:table-column-properties style:column-width="1.508cm"/>
    </style:style>
    <style:style style:name="Table2.B" style:family="table-column">
      <style:table-column-properties style:column-width="2.381cm"/>
    </style:style>
    <style:style style:name="Table2.C" style:family="table-column">
      <style:table-column-properties style:column-width="2.434cm"/>
    </style:style>
    <style:style style:name="Table2.E" style:family="table-column">
      <style:table-column-properties style:column-width="4.1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paragraph-properties>
        <style:tab-stops>
          <style:tab-stop style:position="18.733cm"/>
        </style:tab-stops>
      </style:paragraph-properties>
      <style:text-properties fo:font-size="14pt" style:font-size-asian="14pt" style:font-size-complex="14pt"/>
    </style:style>
    <style:style style:name="P5" style:family="paragraph" style:parent-style-name="Standard">
      <style:text-properties fo:font-size="14pt" officeooo:rsid="001d48ee" officeooo:paragraph-rsid="001d48ee" style:font-size-asian="14pt" style:font-size-complex="14pt"/>
    </style:style>
    <style:style style:name="P6" style:family="paragraph" style:parent-style-name="Standard">
      <style:text-properties fo:font-size="14pt" officeooo:rsid="001edb5c" officeooo:paragraph-rsid="00533245" style:font-size-asian="14pt" style:font-size-complex="14pt"/>
    </style:style>
    <style:style style:name="P7" style:family="paragraph" style:parent-style-name="Standard">
      <style:text-properties fo:font-size="14pt" officeooo:paragraph-rsid="001edb5c" style:font-size-asian="14pt" style:font-size-complex="14pt"/>
    </style:style>
    <style:style style:name="P8" style:family="paragraph" style:parent-style-name="Standard">
      <style:text-properties fo:font-size="14pt" officeooo:paragraph-rsid="00232b4a" style:font-size-asian="14pt" style:font-size-complex="14pt"/>
    </style:style>
    <style:style style:name="P9" style:family="paragraph" style:parent-style-name="Standard">
      <style:text-properties fo:font-size="14pt" officeooo:rsid="00232b4a" officeooo:paragraph-rsid="00232b4a" style:font-size-asian="14pt" style:font-size-complex="14pt"/>
    </style:style>
    <style:style style:name="P10" style:family="paragraph" style:parent-style-name="Standard">
      <style:text-properties fo:font-size="14pt" officeooo:rsid="002339c1" officeooo:paragraph-rsid="002339c1" style:font-size-asian="14pt" style:font-size-complex="14pt"/>
    </style:style>
    <style:style style:name="P11" style:family="paragraph" style:parent-style-name="Standard">
      <style:text-properties fo:font-size="14pt" officeooo:rsid="002339c1" officeooo:paragraph-rsid="0025f821" style:font-size-asian="14pt" style:font-size-complex="14pt"/>
    </style:style>
    <style:style style:name="P12" style:family="paragraph" style:parent-style-name="Standard">
      <style:text-properties fo:font-size="14pt" officeooo:rsid="001a7fa3" style:font-size-asian="14pt" style:font-size-complex="14pt"/>
    </style:style>
    <style:style style:name="P13" style:family="paragraph" style:parent-style-name="Standard">
      <style:text-properties fo:font-size="14pt" officeooo:rsid="002acade" officeooo:paragraph-rsid="002acade" style:font-size-asian="14pt" style:font-size-complex="14pt"/>
    </style:style>
    <style:style style:name="P14" style:family="paragraph" style:parent-style-name="Standard">
      <style:text-properties fo:font-size="14pt" officeooo:paragraph-rsid="002acade" style:font-size-asian="14pt" style:font-size-complex="14pt"/>
    </style:style>
    <style:style style:name="P15" style:family="paragraph" style:parent-style-name="Standard">
      <style:text-properties fo:font-size="14pt" officeooo:rsid="002c0eb5" officeooo:paragraph-rsid="002c0eb5" style:font-size-asian="14pt" style:font-size-complex="14pt"/>
    </style:style>
    <style:style style:name="P16" style:family="paragraph" style:parent-style-name="Standard">
      <style:text-properties fo:font-size="14pt" officeooo:rsid="002c0eb5" officeooo:paragraph-rsid="002c8b55" style:font-size-asian="14pt" style:font-size-complex="14pt"/>
    </style:style>
    <style:style style:name="P17" style:family="paragraph" style:parent-style-name="Standard">
      <style:text-properties fo:font-size="14pt" officeooo:rsid="002c0eb5" officeooo:paragraph-rsid="0036ec2b" style:font-size-asian="14pt" style:font-size-complex="14pt"/>
    </style:style>
    <style:style style:name="P18" style:family="paragraph" style:parent-style-name="Standard">
      <style:text-properties fo:font-size="14pt" officeooo:rsid="002c0eb5" officeooo:paragraph-rsid="004edf43" style:font-size-asian="14pt" style:font-size-complex="14pt"/>
    </style:style>
    <style:style style:name="P19" style:family="paragraph" style:parent-style-name="Standard">
      <style:text-properties fo:font-size="14pt" officeooo:rsid="002e6219" officeooo:paragraph-rsid="002e6219" style:font-size-asian="14pt" style:font-size-complex="14pt"/>
    </style:style>
    <style:style style:name="P20" style:family="paragraph" style:parent-style-name="Standard">
      <style:text-properties fo:font-size="14pt" officeooo:rsid="002e6219" officeooo:paragraph-rsid="003361b3" style:font-size-asian="14pt" style:font-size-complex="14pt"/>
    </style:style>
    <style:style style:name="P21" style:family="paragraph" style:parent-style-name="Standard">
      <style:text-properties fo:font-size="14pt" officeooo:rsid="0030e3eb" officeooo:paragraph-rsid="0036ec2b" style:font-size-asian="14pt" style:font-size-complex="14pt"/>
    </style:style>
    <style:style style:name="P22" style:family="paragraph" style:parent-style-name="Standard">
      <style:text-properties fo:font-size="14pt" officeooo:rsid="003361b3" officeooo:paragraph-rsid="003361b3" style:font-size-asian="14pt" style:font-size-complex="14pt"/>
    </style:style>
    <style:style style:name="P23" style:family="paragraph" style:parent-style-name="Standard">
      <style:text-properties fo:font-size="14pt" officeooo:rsid="003ba74c" officeooo:paragraph-rsid="003ba74c" style:font-size-asian="14pt" style:font-size-complex="14pt"/>
    </style:style>
    <style:style style:name="P24" style:family="paragraph" style:parent-style-name="Standard">
      <style:text-properties fo:font-size="14pt" officeooo:rsid="003f39c4" officeooo:paragraph-rsid="003f39c4" style:font-size-asian="14pt" style:font-size-complex="14pt"/>
    </style:style>
    <style:style style:name="P25" style:family="paragraph" style:parent-style-name="Standard">
      <style:text-properties fo:font-size="14pt" officeooo:rsid="00422934" officeooo:paragraph-rsid="00422934" style:font-size-asian="14pt" style:font-size-complex="14pt"/>
    </style:style>
    <style:style style:name="P26" style:family="paragraph" style:parent-style-name="Standard">
      <style:text-properties fo:font-size="14pt" officeooo:rsid="003e1915" officeooo:paragraph-rsid="003e1915" style:font-size-asian="14pt" style:font-size-complex="14pt"/>
    </style:style>
    <style:style style:name="P27" style:family="paragraph" style:parent-style-name="Standard">
      <style:text-properties fo:font-size="14pt" officeooo:rsid="00440a05" officeooo:paragraph-rsid="00440a05" style:font-size-asian="14pt" style:font-size-complex="14pt"/>
    </style:style>
    <style:style style:name="P28" style:family="paragraph" style:parent-style-name="Standard">
      <style:text-properties fo:font-size="14pt" officeooo:rsid="00442239" officeooo:paragraph-rsid="00442239" style:font-size-asian="14pt" style:font-size-complex="14pt"/>
    </style:style>
    <style:style style:name="P29" style:family="paragraph" style:parent-style-name="Standard">
      <style:text-properties fo:font-size="14pt" officeooo:rsid="00442239" officeooo:paragraph-rsid="005199e7" style:font-size-asian="14pt" style:font-size-complex="14pt"/>
    </style:style>
    <style:style style:name="P30" style:family="paragraph" style:parent-style-name="Standard">
      <style:text-properties fo:font-size="14pt" officeooo:rsid="0046002e" officeooo:paragraph-rsid="0046002e" style:font-size-asian="14pt" style:font-size-complex="14pt"/>
    </style:style>
    <style:style style:name="P31" style:family="paragraph" style:parent-style-name="Standard">
      <style:text-properties fo:font-size="14pt" officeooo:rsid="0047c990" officeooo:paragraph-rsid="0047c990" style:font-size-asian="14pt" style:font-size-complex="14pt"/>
    </style:style>
    <style:style style:name="P32" style:family="paragraph" style:parent-style-name="Standard">
      <style:text-properties fo:font-size="14pt" officeooo:rsid="00497569" officeooo:paragraph-rsid="00497569" style:font-size-asian="14pt" style:font-size-complex="14pt"/>
    </style:style>
    <style:style style:name="P33" style:family="paragraph" style:parent-style-name="Standard">
      <style:text-properties fo:font-size="14pt" officeooo:rsid="004a256f" officeooo:paragraph-rsid="004a256f" style:font-size-asian="14pt" style:font-size-complex="14pt"/>
    </style:style>
    <style:style style:name="P34" style:family="paragraph" style:parent-style-name="Standard">
      <style:text-properties fo:font-size="14pt" officeooo:rsid="004bc29a" officeooo:paragraph-rsid="004bc29a" style:font-size-asian="14pt" style:font-size-complex="14pt"/>
    </style:style>
    <style:style style:name="P35" style:family="paragraph" style:parent-style-name="Standard">
      <style:text-properties fo:font-size="14pt" officeooo:rsid="004e3587" officeooo:paragraph-rsid="004e3587" style:font-size-asian="14pt" style:font-size-complex="14pt"/>
    </style:style>
    <style:style style:name="P36" style:family="paragraph" style:parent-style-name="Standard">
      <style:text-properties fo:font-size="14pt" officeooo:paragraph-rsid="004edf43" style:font-size-asian="14pt" style:font-size-complex="14pt"/>
    </style:style>
    <style:style style:name="P37" style:family="paragraph" style:parent-style-name="Standard">
      <style:text-properties fo:font-size="14pt" officeooo:rsid="00501b7a" officeooo:paragraph-rsid="00501b7a" style:font-size-asian="14pt" style:font-size-complex="14pt"/>
    </style:style>
    <style:style style:name="P38" style:family="paragraph" style:parent-style-name="Standard">
      <style:text-properties fo:font-size="14pt" officeooo:paragraph-rsid="005199e7" style:font-size-asian="14pt" style:font-size-complex="14pt"/>
    </style:style>
    <style:style style:name="P39" style:family="paragraph" style:parent-style-name="Standard">
      <style:text-properties fo:font-size="14pt" officeooo:rsid="00546322" officeooo:paragraph-rsid="00546322" style:font-size-asian="14pt" style:font-size-complex="14pt"/>
    </style:style>
    <style:style style:name="P40" style:family="paragraph" style:parent-style-name="Standard">
      <style:text-properties fo:font-size="14pt" fo:font-style="italic" style:font-size-asian="14pt" style:font-style-asian="italic" style:font-size-complex="14pt" style:font-style-complex="italic"/>
    </style:style>
    <style:style style:name="P4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text-align="start"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43" style:family="paragraph" style:parent-style-name="Standard">
      <style:text-properties fo:font-size="14pt" fo:font-style="italic" style:text-underline-style="none" fo:font-weight="bold" officeooo:rsid="003ba74c" officeooo:paragraph-rsid="003ba74c" style:font-size-asian="14pt" style:font-style-asian="italic" style:font-weight-asian="bold" style:font-size-complex="14pt" style:font-style-complex="italic" style:font-weight-complex="bold"/>
    </style:style>
    <style:style style:name="P44"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paragraph-rsid="005199e7" style:font-size-asian="12.25pt" style:font-style-asian="normal" style:font-weight-asian="normal" style:font-size-complex="14pt" style:font-style-complex="normal" style:font-weight-complex="normal"/>
    </style:style>
    <style:style style:name="P46" style:family="paragraph" style:parent-style-name="Standard">
      <style:text-properties fo:font-size="14pt" fo:font-weight="normal" style:font-size-asian="14pt" style:font-weight-asian="normal" style:font-size-complex="14pt" style:font-weight-complex="normal"/>
    </style:style>
    <style:style style:name="P47" style:family="paragraph" style:parent-style-name="Standard">
      <style:text-properties fo:font-size="14pt" fo:font-weight="normal" officeooo:rsid="002acade" officeooo:paragraph-rsid="002acade" style:font-size-asian="14pt" style:font-weight-asian="normal" style:font-size-complex="14pt" style:font-weight-complex="normal"/>
    </style:style>
    <style:style style:name="P48" style:family="paragraph" style:parent-style-name="Standard">
      <style:text-properties fo:font-size="14pt" fo:font-weight="normal" officeooo:rsid="002acade" officeooo:paragraph-rsid="004bc29a" style:font-size-asian="14pt" style:font-weight-asian="normal" style:font-size-complex="14pt" style:font-weight-complex="normal"/>
    </style:style>
    <style:style style:name="P49" style:family="paragraph" style:parent-style-name="Standard">
      <style:text-properties fo:font-size="14pt" fo:font-weight="normal" officeooo:rsid="0030e3eb" officeooo:paragraph-rsid="0036ec2b" style:font-size-asian="14pt" style:font-weight-asian="normal" style:font-size-complex="14pt" style:font-weight-complex="normal"/>
    </style:style>
    <style:style style:name="P50" style:family="paragraph" style:parent-style-name="Standard">
      <style:text-properties fo:font-size="14pt" fo:font-weight="normal" officeooo:rsid="00391b2c" officeooo:paragraph-rsid="00391b2c" style:font-size-asian="14pt" style:font-weight-asian="normal" style:font-size-complex="14pt" style:font-weight-complex="normal"/>
    </style:style>
    <style:style style:name="P51" style:family="paragraph" style:parent-style-name="Standard">
      <style:text-properties fo:font-size="14pt" fo:font-weight="normal" officeooo:paragraph-rsid="004edf43" style:font-size-asian="14pt" style:font-weight-asian="normal" style:font-size-complex="14pt" style:font-weight-complex="normal"/>
    </style:style>
    <style:style style:name="P52" style:family="paragraph" style:parent-style-name="Standard">
      <style:text-properties fo:font-size="14pt" fo:font-weight="normal" officeooo:rsid="004edf43" officeooo:paragraph-rsid="004edf43" style:font-size-asian="14pt" style:font-weight-asian="normal" style:font-size-complex="14pt" style:font-weight-complex="normal"/>
    </style:style>
    <style:style style:name="P53" style:family="paragraph" style:parent-style-name="Standard">
      <style:text-properties fo:font-size="14pt" fo:font-weight="normal" officeooo:rsid="00442239" officeooo:paragraph-rsid="005199e7" style:font-size-asian="14pt" style:font-weight-asian="normal" style:font-size-complex="14pt" style:font-weight-complex="normal"/>
    </style:style>
    <style:style style:name="P54" style:family="paragraph" style:parent-style-name="Standard">
      <style:text-properties fo:font-size="14pt" fo:font-weight="bold" style:font-size-asian="14pt" style:font-weight-asian="bold" style:font-size-complex="14pt" style:font-weight-complex="bold"/>
    </style:style>
    <style:style style:name="P55" style:family="paragraph" style:parent-style-name="Standard">
      <style:text-properties fo:font-size="14pt" fo:font-weight="bold" officeooo:rsid="001edb5c" officeooo:paragraph-rsid="00533245" style:font-size-asian="14pt" style:font-weight-asian="bold" style:font-size-complex="14pt" style:font-weight-complex="bold"/>
    </style:style>
    <style:style style:name="P56" style:family="paragraph" style:parent-style-name="Standard">
      <style:text-properties fo:font-size="14pt" style:text-underline-style="solid" style:text-underline-width="auto" style:text-underline-color="font-color" fo:font-weight="bold" officeooo:rsid="00422934" officeooo:paragraph-rsid="00422934" style:font-size-asian="14pt" style:font-weight-asian="bold" style:font-size-complex="14pt" style:font-weight-complex="bold"/>
    </style:style>
    <style:style style:name="P5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8" style:family="paragraph" style:parent-style-name="Standard">
      <style:paragraph-properties fo:text-align="center" style:justify-single-word="false"/>
      <style:text-properties fo:font-size="20pt" fo:font-weight="bold" officeooo:paragraph-rsid="002acade" style:font-size-asian="20pt" style:font-weight-asian="bold" style:font-size-complex="20pt" style:font-weight-complex="bold"/>
    </style:style>
    <style:style style:name="P59" style:family="paragraph" style:parent-style-name="Standard">
      <style:paragraph-properties fo:text-align="center" style:justify-single-word="false"/>
      <style:text-properties fo:font-size="20pt" fo:font-weight="bold" officeooo:paragraph-rsid="004edf43" style:font-size-asian="20pt" style:font-weight-asian="bold" style:font-size-complex="20pt" style:font-weight-complex="bold"/>
    </style:style>
    <style:style style:name="P60"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61" style:family="paragraph" style:parent-style-name="Standard">
      <style:paragraph-properties fo:text-align="center" style:justify-single-word="false"/>
      <style:text-properties fo:font-size="20pt" fo:font-style="normal" fo:font-weight="bold" officeooo:paragraph-rsid="005199e7" style:font-size-asian="20pt" style:font-style-asian="normal" style:font-weight-asian="bold" style:font-size-complex="20pt" style:font-style-complex="normal" style:font-weight-complex="bold"/>
    </style:style>
    <style:style style:name="P62" style:family="paragraph" style:parent-style-name="Standard">
      <style:paragraph-properties fo:text-align="center" style:justify-single-word="false"/>
      <style:text-properties fo:font-size="20pt" officeooo:paragraph-rsid="004edf43" style:font-size-asian="20pt" style:font-size-complex="20pt"/>
    </style:style>
    <style:style style:name="P63" style:family="paragraph" style:parent-style-name="Standard">
      <style:text-properties style:text-position="0% 100%" fo:font-size="14pt" fo:font-weight="normal" style:font-size-asian="14pt" style:font-weight-asian="normal" style:font-size-complex="14pt" style:font-weight-complex="normal"/>
    </style:style>
    <style:style style:name="P64" style:family="paragraph" style:parent-style-name="Standard">
      <style:text-properties style:text-position="0% 100%" fo:font-size="14pt" fo:font-weight="normal" officeooo:rsid="0025f821" officeooo:paragraph-rsid="0025f821" style:font-size-asian="14pt" style:font-weight-asian="normal" style:font-size-complex="14pt" style:font-weight-complex="normal"/>
    </style:style>
    <style:style style:name="P65" style:family="paragraph" style:parent-style-name="Standard">
      <style:text-properties style:text-position="0% 100%" fo:font-size="14pt" fo:font-weight="normal" officeooo:rsid="00273c0e" officeooo:paragraph-rsid="00273c0e" style:font-size-asian="14pt" style:font-weight-asian="normal" style:font-size-complex="14pt" style:font-weight-complex="normal"/>
    </style:style>
    <style:style style:name="P66" style:family="paragraph" style:parent-style-name="Standard">
      <style:text-properties style:text-position="0% 100%" fo:font-size="14pt" fo:font-weight="normal" officeooo:rsid="00226a1a"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text-position="0% 100%" fo:font-size="14pt" fo:font-weight="normal"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text-position="0% 100%" fo:font-size="14pt" fo:font-style="normal" fo:font-weight="normal"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text-position="0% 100%" fo:font-size="14pt" fo:font-style="normal" fo:font-weight="normal" officeooo:paragraph-rsid="005199e7"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text-position="0% 100%" fo:font-size="14pt" fo:font-style="normal" fo:font-weight="normal" officeooo:rsid="00391b2c" officeooo:paragraph-rsid="00394259"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text-position="0% 100%" fo:font-size="14pt" fo:font-style="normal" fo:font-weight="normal" officeooo:rsid="00394259" officeooo:paragraph-rsid="00394259"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text-position="0% 100%" fo:font-size="14pt" fo:font-style="normal" fo:font-weight="normal" officeooo:rsid="0039c9ea" officeooo:paragraph-rsid="0039c9ea"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center" style:justify-single-word="false"/>
      <style:text-properties style:text-position="0% 100%" fo:font-size="14pt" fo:font-style="normal" fo:font-weight="normal" style:font-size-asian="12.25pt" style:font-style-asian="normal" style:font-weight-asian="normal" style:font-size-complex="14pt" style:font-style-complex="normal" style:font-weight-complex="normal"/>
    </style:style>
    <style:style style:name="P74" style:family="paragraph" style:parent-style-name="Standard">
      <style:text-properties style:text-position="0% 100%" fo:font-size="14pt" fo:font-style="normal" fo:font-weight="normal" officeooo:rsid="004cdecc" officeooo:paragraph-rsid="004bc29a" style:font-size-asian="14pt" style:font-style-asian="normal" style:font-weight-asian="normal" style:font-size-complex="14pt" style:font-style-complex="normal" style:font-weight-complex="normal"/>
    </style:style>
    <style:style style:name="P75" style:family="paragraph" style:parent-style-name="Standard">
      <style:text-properties style:text-position="0% 100%" fo:font-size="14pt" style:font-size-asian="14pt" style:font-size-complex="14pt"/>
    </style:style>
    <style:style style:name="P76" style:family="paragraph" style:parent-style-name="Standard">
      <style:text-properties style:text-position="0% 100%" fo:font-size="14pt" officeooo:paragraph-rsid="00232b4a" style:font-size-asian="14pt" style:font-size-complex="14pt"/>
    </style:style>
    <style:style style:name="P77" style:family="paragraph" style:parent-style-name="Standard">
      <style:text-properties style:text-position="0% 100%" fo:font-size="14pt" officeooo:rsid="00232b4a" officeooo:paragraph-rsid="00232b4a" style:font-size-asian="14pt" style:font-size-complex="14pt"/>
    </style:style>
    <style:style style:name="P78" style:family="paragraph" style:parent-style-name="Standard">
      <style:text-properties style:text-position="0% 100%" fo:font-size="14pt" officeooo:rsid="002339c1" officeooo:paragraph-rsid="00232b4a" style:font-size-asian="14pt" style:font-size-complex="14pt"/>
    </style:style>
    <style:style style:name="P79" style:family="paragraph" style:parent-style-name="Standard">
      <style:text-properties style:text-position="0% 100%" fo:font-size="14pt" officeooo:rsid="002339c1" officeooo:paragraph-rsid="002339c1" style:font-size-asian="14pt" style:font-size-complex="14pt"/>
    </style:style>
    <style:style style:name="P80" style:family="paragraph" style:parent-style-name="Standard">
      <style:text-properties style:text-position="0% 100%" fo:font-size="14pt" officeooo:paragraph-rsid="00533245" style:font-size-asian="14pt" style:font-size-complex="14pt"/>
    </style:style>
    <style:style style:name="P81" style:family="paragraph" style:parent-style-name="Standard">
      <style:text-properties style:text-position="0% 100%" fo:font-size="14pt" officeooo:paragraph-rsid="004edf43" style:font-size-asian="14pt" style:font-size-complex="14pt"/>
    </style:style>
    <style:style style:name="P82" style:family="paragraph" style:parent-style-name="Standard">
      <style:text-properties style:text-position="0% 100%" fo:font-size="14pt" officeooo:rsid="002c0eb5" officeooo:paragraph-rsid="004edf43" style:font-size-asian="14pt" style:font-size-complex="14pt"/>
    </style:style>
    <style:style style:name="P83" style:family="paragraph" style:parent-style-name="Standard">
      <style:text-properties style:text-position="0% 100%" fo:font-size="14pt" fo:font-style="italic" fo:font-weight="bold" style:font-size-asian="14pt" style:font-style-asian="italic" style:font-weight-asian="bold" style:font-size-complex="14pt" style:font-style-complex="italic" style:font-weight-complex="bold"/>
    </style:style>
    <style:style style:name="P84" style:family="paragraph" style:parent-style-name="Standard">
      <style:text-properties style:text-position="0% 100%" fo:font-size="14pt" fo:font-weight="bold" officeooo:paragraph-rsid="001edb5c" style:font-size-asian="14pt" style:font-weight-asian="bold" style:font-size-complex="14pt" style:font-weight-complex="bold"/>
    </style:style>
    <style:style style:name="P85" style:family="paragraph" style:parent-style-name="Standard">
      <style:text-properties style:text-position="0% 100%" fo:font-size="14pt" fo:font-weight="bold" officeooo:rsid="001edb5c" officeooo:paragraph-rsid="00533245" style:font-size-asian="14pt" style:font-weight-asian="bold" style:font-size-complex="14pt" style:font-weight-complex="bold"/>
    </style:style>
    <style:style style:name="P86" style:family="paragraph" style:parent-style-name="Standard">
      <style:paragraph-properties fo:text-align="start" style:justify-single-word="false"/>
      <style:text-properties style:text-position="0% 100%" style:font-name="Liberation Serif" fo:font-size="14pt" fo:font-style="normal" fo:font-weight="normal" style:font-name-asian="DejaVu Sans" style:font-size-asian="12.25pt" style:font-style-asian="normal" style:font-weight-asian="normal" style:font-name-complex="Lohit Hindi" style:font-size-complex="14pt" style:font-style-complex="normal" style:font-weight-complex="normal"/>
    </style:style>
    <style:style style:name="P87" style:family="paragraph" style:parent-style-name="Standard">
      <style:paragraph-properties fo:text-align="start" style:justify-single-word="false"/>
      <style:text-properties style:text-position="0% 100%" style:font-name="Liberation Serif" fo:font-size="14pt" fo:font-style="normal" fo:font-weight="normal" officeooo:rsid="0039c9ea" officeooo:paragraph-rsid="0039c9ea" style:font-name-asian="DejaVu Sans" style:font-size-asian="12.25pt" style:font-style-asian="normal" style:font-weight-asian="normal" style:font-name-complex="Lohit Hindi" style:font-size-complex="14pt" style:font-style-complex="normal" style:font-weight-complex="normal"/>
    </style:style>
    <style:style style:name="P88" style:family="paragraph" style:parent-style-name="Standard">
      <style:paragraph-properties fo:text-align="start" style:justify-single-word="false"/>
      <style:text-properties style:text-position="0% 100%" style:font-name="Liberation Serif" fo:font-size="14pt" fo:font-style="normal" style:text-underline-style="none" fo:font-weight="normal" style:font-name-asian="DejaVu Sans" style:font-size-asian="12.25pt" style:font-style-asian="normal" style:font-weight-asian="normal" style:font-name-complex="Lohit Hindi" style:font-size-complex="14pt" style:font-style-complex="normal" style:font-weight-complex="normal"/>
    </style:style>
    <style:style style:name="P89" style:family="paragraph" style:parent-style-name="Standard">
      <style:paragraph-properties fo:text-align="start" style:justify-single-word="false"/>
      <style:text-properties style:text-position="0% 100%" style:font-name="Liberation Serif" fo:font-size="14pt" fo:font-style="normal" fo:font-weight="bold" style:font-name-asian="DejaVu Sans" style:font-size-asian="12.25pt" style:font-style-asian="normal" style:font-weight-asian="bold" style:font-name-complex="Lohit Hindi" style:font-size-complex="14pt" style:font-style-complex="normal" style:font-weight-complex="bold"/>
    </style:style>
    <style:style style:name="P90" style:family="paragraph" style:parent-style-name="Standard">
      <style:paragraph-properties fo:text-align="start" style:justify-single-word="false"/>
      <style:text-properties style:text-position="0% 100%" style:font-name="Liberation Serif" fo:font-size="14pt" fo:font-style="normal" style:text-underline-style="solid" style:text-underline-width="auto" style:text-underline-color="font-color" fo:font-weight="bold" officeooo:rsid="00442239" officeooo:paragraph-rsid="00442239" style:font-name-asian="DejaVu Sans" style:font-size-asian="12.25pt" style:font-style-asian="normal" style:font-weight-asian="bold" style:font-name-complex="Lohit Hindi" style:font-size-complex="14pt" style:font-style-complex="normal" style:font-weight-complex="bold"/>
    </style:style>
    <style:style style:name="P91" style:family="paragraph" style:parent-style-name="Standard">
      <style:paragraph-properties fo:text-align="start" style:justify-single-word="false"/>
      <style:text-properties style:text-position="0% 100%" style:font-name="Liberation Serif" fo:font-size="14pt" fo:font-style="italic" fo:font-weight="bold" style:font-name-asian="DejaVu Sans" style:font-size-asian="12.25pt" style:font-style-asian="italic" style:font-weight-asian="bold" style:font-name-complex="Lohit Hindi" style:font-size-complex="14pt" style:font-style-complex="italic" style:font-weight-complex="bold"/>
    </style:style>
    <style:style style:name="P92" style:family="paragraph" style:parent-style-name="Standard">
      <style:paragraph-properties fo:text-align="start" style:justify-single-word="false"/>
      <style:text-properties style:text-position="0% 100%" style:font-name="Liberation Serif" fo:font-size="16pt" fo:font-style="normal" fo:font-weight="bold" style:font-name-asian="DejaVu Sans" style:font-size-asian="16pt" style:font-style-asian="normal" style:font-weight-asian="bold" style:font-name-complex="Lohit Hindi" style:font-size-complex="16pt" style:font-style-complex="normal" style:font-weight-complex="bold"/>
    </style:style>
    <style:style style:name="P93" style:family="paragraph" style:parent-style-name="Standard">
      <style:paragraph-properties fo:text-align="center" style:justify-single-word="false"/>
      <style:text-properties fo:font-size="24pt" style:font-size-asian="24pt" style:font-size-complex="24pt"/>
    </style:style>
    <style:style style:name="P94" style:family="paragraph" style:parent-style-name="Standard">
      <style:paragraph-properties fo:text-align="center" style:justify-single-word="false"/>
      <style:text-properties fo:font-size="24pt" officeooo:rsid="0029d48e" officeooo:paragraph-rsid="0029d48e" style:font-size-asian="24pt" style:font-size-complex="24pt"/>
    </style:style>
    <style:style style:name="P95" style:family="paragraph" style:parent-style-name="Table_20_Contents">
      <style:paragraph-properties fo:text-align="start" style:justify-single-word="false"/>
      <style:text-properties fo:font-size="14pt" style:font-size-asian="12.25pt" style:font-size-complex="14pt"/>
    </style:style>
    <style:style style:name="P96" style:family="paragraph" style:parent-style-name="Standard">
      <style:text-properties fo:font-size="14pt" officeooo:rsid="00546322" officeooo:paragraph-rsid="00546322"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a7fa3" style:font-weight-asian="bold" style:font-weight-complex="bold"/>
    </style:style>
    <style:style style:name="T3" style:family="text">
      <style:text-properties fo:font-weight="bold" officeooo:rsid="002acade" style:font-weight-asian="bold" style:font-weight-complex="bold"/>
    </style:style>
    <style:style style:name="T4" style:family="text">
      <style:text-properties fo:font-weight="bold" officeooo:rsid="003183f6" style:font-weight-asian="bold" style:font-weight-complex="bold"/>
    </style:style>
    <style:style style:name="T5" style:family="text">
      <style:text-properties fo:font-weight="bold" officeooo:rsid="00391b2c" style:font-weight-asian="bold" style:font-weight-complex="bold"/>
    </style:style>
    <style:style style:name="T6" style:family="text">
      <style:text-properties fo:font-weight="bold" officeooo:rsid="00377a0e" style:font-weight-asian="bold" style:font-weight-complex="bold"/>
    </style:style>
    <style:style style:name="T7" style:family="text">
      <style:text-properties fo:font-weight="bold" officeooo:rsid="0030e3eb" style:font-weight-asian="bold" style:font-weight-complex="bold"/>
    </style:style>
    <style:style style:name="T8" style:family="text">
      <style:text-properties fo:font-weight="bold" officeooo:rsid="004edf43" style:font-weight-asian="bold" style:font-weight-complex="bold"/>
    </style:style>
    <style:style style:name="T9" style:family="text">
      <style:text-properties fo:font-weight="bold" officeooo:rsid="005199e7" style:font-weight-asian="bold" style:font-weight-complex="bold"/>
    </style:style>
    <style:style style:name="T10" style:family="text">
      <style:text-properties style:text-position="0% 100%"/>
    </style:style>
    <style:style style:name="T11" style:family="text">
      <style:text-properties style:text-position="0% 100%" style:font-name="Liberation Serif" style:font-name-asian="DejaVu Sans" style:font-name-complex="Lohit Hindi"/>
    </style:style>
    <style:style style:name="T12" style:family="text">
      <style:text-properties style:text-position="0% 100%" fo:font-weight="bold" style:font-weight-asian="bold" style:font-weight-complex="bold"/>
    </style:style>
    <style:style style:name="T13" style:family="text">
      <style:text-properties style:text-position="0% 100%" fo:font-style="normal" fo:font-weight="bold" style:font-style-asian="normal" style:font-weight-asian="bold" style:font-style-complex="normal" style:font-weight-complex="bold"/>
    </style:style>
    <style:style style:name="T14" style:family="text">
      <style:text-properties style:text-position="0% 100%" fo:font-style="normal" style:font-style-asian="normal" style:font-style-complex="normal"/>
    </style:style>
    <style:style style:name="T15" style:family="text">
      <style:text-properties style:text-position="0% 100%" fo:font-style="normal" fo:font-weight="normal" style:font-style-asian="normal" style:font-weight-asian="normal" style:font-style-complex="normal" style:font-weight-complex="normal"/>
    </style:style>
    <style:style style:name="T16" style:family="text">
      <style:text-properties style:text-position="0% 100%" fo:font-style="normal" fo:font-weight="normal" officeooo:rsid="004cdecc" style:font-style-asian="normal" style:font-weight-asian="normal" style:font-style-complex="normal" style:font-weight-complex="normal"/>
    </style:style>
    <style:style style:name="T17" style:family="text">
      <style:text-properties style:text-position="0% 100%" fo:font-style="italic" officeooo:rsid="00533245" style:font-style-asian="italic" style:font-style-complex="italic"/>
    </style:style>
    <style:style style:name="T18" style:family="text">
      <style:text-properties style:text-position="0% 100%" style:font-name="Liberation Serif1" style:font-name-asian="Liberation Serif1" style:font-name-complex="Liberation Serif1"/>
    </style:style>
    <style:style style:name="T19" style:family="text">
      <style:text-properties style:text-position="0% 100%" officeooo:rsid="001d48ee"/>
    </style:style>
    <style:style style:name="T20" style:family="text">
      <style:text-properties style:text-position="0% 100%" fo:font-weight="normal" style:font-weight-asian="normal" style:font-weight-complex="normal"/>
    </style:style>
    <style:style style:name="T21" style:family="text">
      <style:text-properties style:text-position="0% 100%" fo:font-weight="normal" officeooo:rsid="00226a1a" style:font-weight-asian="normal" style:font-weight-complex="normal"/>
    </style:style>
    <style:style style:name="T22" style:family="text">
      <style:text-properties style:text-position="0% 100%" fo:font-weight="normal" officeooo:rsid="00533245" style:font-weight-asian="normal" style:font-weight-complex="normal"/>
    </style:style>
    <style:style style:name="T23" style:family="text">
      <style:text-properties style:text-position="0% 100%" officeooo:rsid="00232b4a"/>
    </style:style>
    <style:style style:name="T24" style:family="text">
      <style:text-properties style:text-position="0% 100%" officeooo:rsid="002339c1"/>
    </style:style>
    <style:style style:name="T25" style:family="text">
      <style:text-properties style:text-position="0% 100%" style:font-name="Courier 10 Pitch"/>
    </style:style>
    <style:style style:name="T26" style:family="text">
      <style:text-properties style:text-position="0% 100%" officeooo:rsid="0025f821"/>
    </style:style>
    <style:style style:name="T27" style:family="text">
      <style:text-properties style:text-position="0% 100%" officeooo:rsid="002acade"/>
    </style:style>
    <style:style style:name="T28" style:family="text">
      <style:text-properties style:text-position="0% 100%" officeooo:rsid="00533245"/>
    </style:style>
    <style:style style:name="T29" style:family="text">
      <style:text-properties style:text-position="super 58%"/>
    </style:style>
    <style:style style:name="T30" style:family="text">
      <style:text-properties style:text-position="super 58%" style:font-name="Liberation Serif" style:font-name-asian="DejaVu Sans" style:font-name-complex="Lohit Hindi"/>
    </style:style>
    <style:style style:name="T31" style:family="text">
      <style:text-properties style:text-position="super 58%" style:font-name="Liberation Serif" officeooo:rsid="003361b3" style:font-name-asian="DejaVu Sans" style:font-name-complex="Lohit Hindi"/>
    </style:style>
    <style:style style:name="T32" style:family="text">
      <style:text-properties style:text-position="super 58%" fo:font-style="italic" fo:font-weight="bold" style:font-style-asian="italic" style:font-weight-asian="bold" style:font-style-complex="italic" style:font-weight-complex="bold"/>
    </style:style>
    <style:style style:name="T33" style:family="text">
      <style:text-properties style:text-position="super 58%" style:font-name="Liberation Serif1" style:font-name-asian="Liberation Serif1" style:font-name-complex="Liberation Serif1"/>
    </style:style>
    <style:style style:name="T34" style:family="text">
      <style:text-properties style:text-position="super 58%" officeooo:rsid="00232b4a"/>
    </style:style>
    <style:style style:name="T35" style:family="text">
      <style:text-properties style:text-position="super 58%" fo:font-style="normal" fo:font-weight="normal" officeooo:rsid="004cdecc" style:font-style-asian="normal" style:font-weight-asian="normal" style:font-style-complex="normal" style:font-weight-complex="normal"/>
    </style:style>
    <style:style style:name="T36" style:family="text">
      <style:text-properties style:text-position="sub 58%"/>
    </style:style>
    <style:style style:name="T37" style:family="text">
      <style:text-properties style:font-name="Liberation Serif1"/>
    </style:style>
    <style:style style:name="T38" style:family="text">
      <style:text-properties style:font-name="Liberation Serif1" style:font-name-asian="Liberation Serif1" style:font-name-complex="Liberation Serif1"/>
    </style:style>
    <style:style style:name="T39" style:family="text">
      <style:text-properties style:font-name="Liberation Serif"/>
    </style:style>
    <style:style style:name="T40" style:family="text">
      <style:text-properties style:font-name="Liberation Serif" style:font-name-asian="DejaVu Sans" style:font-name-complex="Lohit Hindi"/>
    </style:style>
    <style:style style:name="T41" style:family="text">
      <style:text-properties style:font-name="Liberation Serif" officeooo:rsid="003361b3" style:font-name-asian="DejaVu Sans" style:font-name-complex="Lohit Hindi"/>
    </style:style>
    <style:style style:name="T42" style:family="text">
      <style:text-properties style:font-name="Liberation Serif" officeooo:rsid="00394259" style:font-name-asian="DejaVu Sans" style:font-name-complex="Lohit Hindi"/>
    </style:style>
    <style:style style:name="T43" style:family="text">
      <style:text-properties style:font-name="Liberation Serif" fo:font-style="italic" fo:font-weight="bold" style:font-name-asian="DejaVu Sans" style:font-style-asian="italic" style:font-weight-asian="bold" style:font-name-complex="Lohit Hindi" style:font-style-complex="italic" style:font-weight-complex="bold"/>
    </style:style>
    <style:style style:name="T44" style:family="text">
      <style:text-properties style:font-name="Liberation Serif" fo:font-size="20pt" fo:font-weight="bold" style:font-name-asian="DejaVu Sans" style:font-size-asian="20pt" style:font-weight-asian="bold" style:font-name-complex="Lohit Hindi" style:font-size-complex="20pt" style:font-weight-complex="bold"/>
    </style:style>
    <style:style style:name="T45" style:family="text">
      <style:text-properties style:font-name="Liberation Serif" style:text-underline-style="solid" style:text-underline-width="auto" style:text-underline-color="font-color" fo:font-weight="bold" style:font-name-asian="DejaVu Sans" style:font-weight-asian="bold" style:font-name-complex="Lohit Hindi" style:font-weight-complex="bold"/>
    </style:style>
    <style:style style:name="T46" style:family="text">
      <style:text-properties style:font-name="Liberation Serif" fo:font-weight="bold" style:font-name-asian="DejaVu Sans" style:font-weight-asian="bold" style:font-name-complex="Lohit Hindi" style:font-weight-complex="bold"/>
    </style:style>
    <style:style style:name="T47" style:family="text">
      <style:text-properties style:font-name="Liberation Serif" fo:font-weight="bold" officeooo:rsid="003361b3" style:font-name-asian="DejaVu Sans" style:font-weight-asian="bold" style:font-name-complex="Lohit Hindi" style:font-weight-complex="bold"/>
    </style:style>
    <style:style style:name="T48" style:family="text">
      <style:text-properties style:font-name="Liberation Serif" fo:font-size="18pt" fo:font-style="normal" fo:font-weight="bold" style:font-name-asian="DejaVu Sans" style:font-size-asian="18pt" style:font-style-asian="normal" style:font-weight-asian="bold" style:font-name-complex="Lohit Hindi" style:font-size-complex="18pt" style:font-style-complex="normal" style:font-weight-complex="bold"/>
    </style:style>
    <style:style style:name="T49" style:family="text">
      <style:text-properties style:font-name="Liberation Serif" fo:font-style="normal" style:font-name-asian="DejaVu Sans" style:font-style-asian="normal" style:font-name-complex="Lohit Hindi" style:font-style-complex="normal"/>
    </style:style>
    <style:style style:name="T50" style:family="text">
      <style:text-properties fo:font-size="20pt" fo:font-weight="bold" style:font-size-asian="20pt" style:font-weight-asian="bold" style:font-size-complex="20pt" style:font-weight-complex="bold"/>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style:text-underline-style="none" fo:font-weight="bold" style:font-style-asian="italic" style:font-weight-asian="bold" style:font-style-complex="italic" style:font-weight-complex="bold"/>
    </style:style>
    <style:style style:name="T5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 style:family="text">
      <style:text-properties fo:font-style="italic"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5199e7" style:font-style-asian="italic" style:font-weight-asian="normal" style:font-style-complex="italic" style:font-weight-complex="normal"/>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font-weight="bold" officeooo:rsid="003361b3" style:font-weight-asian="bold"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4cdecc"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2c8b55" style:font-style-asian="normal" style:font-style-complex="normal"/>
    </style:style>
    <style:style style:name="T64" style:family="text">
      <style:text-properties fo:font-size="18pt" fo:font-weight="bold" style:font-size-asian="18pt" style:font-weight-asian="bold" style:font-size-complex="18pt" style:font-weight-complex="bold"/>
    </style:style>
    <style:style style:name="T65" style:family="text">
      <style:text-properties style:text-underline-style="none"/>
    </style:style>
    <style:style style:name="T66" style:family="text">
      <style:text-properties fo:font-weight="normal" style:font-weight-asian="normal" style:font-weight-complex="normal"/>
    </style:style>
    <style:style style:name="T67" style:family="text">
      <style:text-properties fo:font-weight="normal" officeooo:rsid="002acade" style:font-weight-asian="normal" style:font-weight-complex="normal"/>
    </style:style>
    <style:style style:name="T68" style:family="text">
      <style:text-properties fo:font-weight="normal" officeooo:rsid="002c0eb5" style:font-weight-asian="normal" style:font-weight-complex="normal"/>
    </style:style>
    <style:style style:name="T69" style:family="text">
      <style:text-properties fo:font-weight="normal" officeooo:rsid="0036ec2b" style:font-weight-asian="normal" style:font-weight-complex="normal"/>
    </style:style>
    <style:style style:name="T70" style:family="text">
      <style:text-properties fo:font-weight="normal" officeooo:rsid="00391b2c" style:font-weight-asian="normal" style:font-weight-complex="normal"/>
    </style:style>
    <style:style style:name="T71" style:family="text">
      <style:text-properties fo:font-weight="normal" officeooo:rsid="0030e3eb" style:font-weight-asian="normal" style:font-weight-complex="normal"/>
    </style:style>
    <style:style style:name="T72" style:family="text">
      <style:text-properties fo:font-weight="normal" officeooo:rsid="005199e7" style:font-weight-asian="normal" style:font-weight-complex="normal"/>
    </style:style>
    <style:style style:name="T73" style:family="text">
      <style:text-properties officeooo:rsid="001a7fa3"/>
    </style:style>
    <style:style style:name="T74" style:family="text">
      <style:text-properties officeooo:rsid="001dc96a"/>
    </style:style>
    <style:style style:name="T75" style:family="text">
      <style:text-properties officeooo:rsid="00232b4a"/>
    </style:style>
    <style:style style:name="T76" style:family="text">
      <style:text-properties officeooo:rsid="0024b794"/>
    </style:style>
    <style:style style:name="T77" style:family="text">
      <style:text-properties officeooo:rsid="0025f821"/>
    </style:style>
    <style:style style:name="T78" style:family="text">
      <style:text-properties officeooo:rsid="002acade"/>
    </style:style>
    <style:style style:name="T79" style:family="text">
      <style:text-properties officeooo:rsid="002c8b55"/>
    </style:style>
    <style:style style:name="T80" style:family="text">
      <style:text-properties officeooo:rsid="002e8fbf"/>
    </style:style>
    <style:style style:name="T81" style:family="text">
      <style:text-properties officeooo:rsid="0036ec2b"/>
    </style:style>
    <style:style style:name="T82" style:family="text">
      <style:text-properties officeooo:rsid="003183f6"/>
    </style:style>
    <style:style style:name="T83" style:family="text">
      <style:text-properties officeooo:rsid="00391b2c"/>
    </style:style>
    <style:style style:name="T84" style:family="text">
      <style:text-properties officeooo:rsid="00377a0e"/>
    </style:style>
    <style:style style:name="T85" style:family="text">
      <style:text-properties officeooo:rsid="00394259"/>
    </style:style>
    <style:style style:name="T86" style:family="text">
      <style:text-properties officeooo:rsid="003cff77"/>
    </style:style>
    <style:style style:name="T87" style:family="text">
      <style:text-properties officeooo:rsid="003e1915"/>
    </style:style>
    <style:style style:name="T88" style:family="text">
      <style:text-properties officeooo:rsid="002e6219"/>
    </style:style>
    <style:style style:name="T89" style:family="text">
      <style:text-properties officeooo:rsid="003ef484"/>
    </style:style>
    <style:style style:name="T90" style:family="text">
      <style:text-properties officeooo:rsid="003f47aa"/>
    </style:style>
    <style:style style:name="T91" style:family="text">
      <style:text-properties officeooo:rsid="003ffd58"/>
    </style:style>
    <style:style style:name="T92" style:family="text">
      <style:text-properties officeooo:rsid="0040bd3d"/>
    </style:style>
    <style:style style:name="T93" style:family="text">
      <style:text-properties officeooo:rsid="0046002e"/>
    </style:style>
    <style:style style:name="T94" style:family="text">
      <style:text-properties officeooo:rsid="0047c990"/>
    </style:style>
    <style:style style:name="T95" style:family="text">
      <style:text-properties officeooo:rsid="00497569"/>
    </style:style>
    <style:style style:name="T96" style:family="text">
      <style:text-properties officeooo:rsid="004bc29a"/>
    </style:style>
    <style:style style:name="T97" style:family="text">
      <style:text-properties officeooo:rsid="004edf43"/>
    </style:style>
    <style:style style:name="T98" style:family="text">
      <style:text-properties officeooo:rsid="005199e7"/>
    </style:style>
    <style:style style:name="T99" style:family="text">
      <style:text-properties officeooo:rsid="005646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p>
      <text:p text:style-name="P1"><text:span text:style-name="T75">FIELD</text:span> Specification.</text:p>
      <text:p text:style-name="P93">Richard Parker <text:span text:style-name="T96">5</text:span>.<text:span text:style-name="T78">6</text:span>.201<text:span text:style-name="T75">9</text:span></text:p>
      <text:p text:style-name="P94">*** This document is incomplete ***</text:p>
      <text:p text:style-name="P40"/>
      <text:p text:style-name="P57">Section 1 – Introduction</text:p>
      <text:p text:style-name="P2"/>
      <text:p text:style-name="P8">This document specifies the workings of the <text:span text:style-name="T75">FIELD</text:span> module<text:span text:style-name="T75"> - header in field.h, the code in field.c. <text:s/>This module, working in much the same way as in the original 1980's implementations, performs all the main functionality needed to work in finite fields (or order less than 2</text:span><text:span text:style-name="T34">64</text:span><text:span text:style-name="T23">), working with field elements, vectors and (in some cases) <text:s/>matrices. <text:s/>The </text:span><text:span text:style-name="T19">HPMI (High Performance Meataxe Interface) </text:span><text:span text:style-name="T23">is a separate module, working in different - although interoperable - way</text:span><text:span text:style-name="T26">s specifically</text:span><text:span text:style-name="T23"> to achieve high performance matrix multiplication. <text:s/></text:span><text:span text:style-name="T26">FIELD</text:span><text:span text:style-name="T23"> is a large module, running to over 4,300 lines of 'c', so this document is correspondingly long to describe it. <text:s/>Here, though, is an overview.</text:span></text:p>
      <text:p text:style-name="P77"/>
      <text:p text:style-name="P10"><text:span text:style-name="T23">F</text:span><text:span text:style-name="T10">irstly, a field must be "set". <text:s/>This produces a fairly large FIELD structure (4 Megabytes, though most of it is unused) containing data and look-up tables to assist in the working of the field.</text:span></text:p>
      <text:p text:style-name="P77"/>
      <text:p text:style-name="P9"><text:span text:style-name="T10">There are two </text:span><text:span text:style-name="T24">"</text:span><text:span text:style-name="T10">types</text:span><text:span text:style-name="T24">"</text:span><text:span text:style-name="T10"> of importance - the FELT (Field Element</text:span><text:span text:style-name="T24"> - uint64_t)</text:span><text:span text:style-name="T10">) and Dfmt (</text:span><text:span text:style-name="T24">uint8_t </text:span><text:span text:style-name="T10">used for vectors).</text:span></text:p>
      <text:p text:style-name="P77"/>
      <text:p text:style-name="P9"><text:span text:style-name="T26">A</text:span><text:span text:style-name="T10"> FELT </text:span><text:span text:style-name="T24">can be used to perform arithmetic on single elements of the field. <text:s/>There are six routines - add, subtract, multiply, divide and also negate and invert. <text:s/>These routines work with sensible algorithms, although it is rarely sensible to use them for heavy computations.</text:span></text:p>
      <text:p text:style-name="P78"/>
      <text:p text:style-name="P11"><text:span text:style-name="T10">Usually a program using the FIELD routines will work with vectors, and a vector v is usually defined as </text:span><text:span text:style-name="T25">Dfmt *v</text:span><text:span text:style-name="T10"> and allocated with malloc, as the length is rarely known at compile time. <text:s/>The main routines working with vectors are</text:span><text:span text:style-name="T26"> </text:span><text:span text:style-name="T10">add, subtract</text:span><text:span text:style-name="T27">, </text:span><text:span text:style-name="T10">scalar multiplication</text:span><text:span text:style-name="T27"> and multiply-and-add.</text:span><text:span text:style-name="T26"> <text:s/>There is also </text:span><text:span text:style-name="T10">DPak and DUnpak to insert and </text:span><text:span text:style-name="T26">extract</text:span><text:span text:style-name="T10"> a FELT from a vector</text:span><text:span text:style-name="T26">.</text:span></text:p>
      <text:p text:style-name="P79"/>
      <text:p text:style-name="P79">There are further routines<text:span text:style-name="T77"> (DCut and DPaste)</text:span> to extract and insert contiguous strings of elements from/to a vector, and to convert a vector over an extension field to a set of vectors over the ground field.</text:p>
      <text:p text:style-name="P76"/>
      <text:p text:style-name="P2">The internals of the <text:span text:style-name="T76">FIELD </text:span>structure are fixed and <text:span text:style-name="T73">publicized</text:span> so that any software wishing to advance beyond what is provided here can at least utilize everything that is here. <text:s/>The definition of the interfaces is therefore fairly long and complex, since so much of it is public.</text:p>
      <text:p text:style-name="P2"><text:soft-page-break/></text:p>
      <text:p text:style-name="P12">As well as describing what the <text:span text:style-name="T76">FIELD</text:span> module does, this document also goes into significant detail as to how it does it.</text:p>
      <text:p text:style-name="P12"/>
      <text:p text:style-name="P58">Section <text:span text:style-name="T78">2</text:span> – <text:span text:style-name="T78">The FIELD structure.</text:span></text:p>
      <text:p text:style-name="P14"/>
      <text:p text:style-name="P14"><text:span text:style-name="T78">uint64_t </text:span><text:span text:style-name="T3">fdef</text:span><text:span text:style-name="T67"> is the order of the field. <text:s/></text:span><text:span text:style-name="T68">It is always set for a valid field. <text:s/></text:span><text:span text:style-name="T67">It is used almost everywhere.</text:span></text:p>
      <text:p text:style-name="P47"/>
      <text:p text:style-name="P13">uint64_t <text:span text:style-name="T1">charc</text:span><text:span text:style-name="T66"> is the characteristic of the field. <text:s/></text:span><text:span text:style-name="T68">It is always set for a valid field. <text:s/></text:span><text:span text:style-name="T66">It is used in places too numerous to mention.</text:span></text:p>
      <text:p text:style-name="P47"/>
      <text:p text:style-name="P13">uint64_t <text:span text:style-name="T1">pow</text:span><text:span text:style-name="T66"> is the degree of the field over the prime field.</text:span><text:span text:style-name="T68"> <text:s/>It is always set for a valid field.</text:span><text:span text:style-name="T66"> <text:s/>It is used in many places.</text:span></text:p>
      <text:p text:style-name="P47"/>
      <text:p text:style-name="P13">char <text:span text:style-name="T1">mact[8]</text:span><text:span text:style-name="T66"> is an array describing the machine on which the program is running.</text:span><text:span text:style-name="T68"> <text:s/>It is always set. <text:s/>The full documentation is in the "pcrit" document, but a simplified version is that mact[0] indicates the level of vectorization available - all have the earliest SSE instructions, 'j' and 'l' upwards are AVX-2, and 'm' upwards has AVX-512.</text:span><text:span text:style-name="T66"> <text:s/>It is really only used in the field and hpmi modules.</text:span></text:p>
      <text:p text:style-name="P48"/>
      <text:p text:style-name="P34"><text:span text:style-name="T66">uint64_t </text:span><text:span text:style-name="T1">conp</text:span><text:span text:style-name="T66"> is the Conway polynomial - always correct for extension fields, giving the FELT that is (x^pow). <text:s/>For large fields of prime order, conp </text:span><text:span text:style-name="T55">should</text:span><text:span text:style-name="T60"> be the smallest primitive root mod p.</text:span><text:span text:style-name="T61"> <text:s/>If the last two bits "flags" field (in the call to FieldASet) have value 01 (i.e. flags&amp;3==1) it is always computed. <text:s/>Otherwise it is only computed only if p-1 is factorized by the trial division method up to 65536. <text:s/>This will be the case up to 2</text:span><text:span text:style-name="T35">32</text:span><text:span text:style-name="T16"> and for many larger primes, but conp will either be correct or zero. <text:s/>For large extension fields, the large conex (Conway Exceptions) routine gives the data explicitly. <text:s/>If no listed there, for prime degree (including 2 and 3) the first primitive polynomial is found, and a computational trick is used for degree 4. </text:span></text:p>
      <text:p text:style-name="P74"/>
      <text:p text:style-name="P35"><text:span text:style-name="T16">F</text:span><text:span text:style-name="T15">ELT </text:span><text:span text:style-name="T13">cp0</text:span><text:span text:style-name="T15"> and FELT </text:span><text:span text:style-name="T13">cp1</text:span><text:span text:style-name="T15">. <text:s/>cp0 is the constant term of conp, and cp1 is the coefficient of x in conp. <text:s/>Hence they are the negatives of these terms in the Conway polynomial. <text:s/>They are used in the linf module to enable the generic implementation of the interpolation method for degree 2 and 3. </text:span></text:p>
      <text:p text:style-name="P12"/>
      <text:p text:style-name="P16">int <text:span text:style-name="T1">paktype</text:span> is a coded description of the way field elements are held in Dfmt.<text:span text:style-name="T79"> <text:s/>It is always set for a valid field.</text:span> <text:s/>The values are<text:span text:style-name="T79"> . . .</text:span></text:p>
      <text:p text:style-name="P16"><text:span text:style-name="T1">0</text:span>-64bit <text:s text:c="2"/><text:span text:style-name="T1">1</text:span>-32bit <text:s text:c="2"/><text:span text:style-name="T1">2</text:span>-16bit <text:s text:c="2"/><text:span text:style-name="T1">3</text:span>-8bit <text:s text:c="2"/><text:span text:style-name="T1">4</text:span>-2inbyte <text:s text:c="2"/><text:span text:style-name="T1">5</text:span>-mod5 <text:s text:c="3"/><text:span text:style-name="T1">6</text:span>-GF4 <text:s text:c="3"/><text:span text:style-name="T1">7</text:span>-mod3 <text:s text:c="3"/><text:span text:style-name="T1">8</text:span>-mod2. <text:s/></text:p>
      <text:p text:style-name="P15">It is really only used in field.c and slab.c<text:span text:style-name="T79">.</text:span></text:p>
      <text:p text:style-name="P15"/>
      <text:p text:style-name="P15">int <text:span text:style-name="T1">ppaktyp</text:span> is similarly a coded description of the way <text:span text:style-name="T54">prime</text:span><text:span text:style-name="T62"> field elements are held in Dfmt.</text:span><text:span text:style-name="T63"> <text:s/>It is always set.</text:span><text:span text:style-name="T62"> <text:s/>The coding is the same as above, except that value 6 (GF4) does not occur.</text:span> <text:s/>It is really only used in field.c and slab.c<text:span text:style-name="T79">.</text:span></text:p>
      <text:p text:style-name="P15"><text:soft-page-break/></text:p>
      <text:p text:style-name="P33">uint64_t <text:span text:style-name="T1">entbyte</text:span> is the number of entries in an "atom", being 1 for all fields greater than 16, 2 for {7,8,9,11,13,16}, 3 for {5}, 4 for {4}, 5 for {3} and 8 for {2}. </text:p>
      <text:p text:style-name="P33">uint64_t <text:span text:style-name="T1">pentbyte</text:span> is the entbyte value for the prime field.</text:p>
      <text:p text:style-name="P33"/>
      <text:p text:style-name="P33">uint64_t <text:span text:style-name="T1">bytesper</text:span> is the number of bytes in an "atom", being 1 up to 256, 2 for 16-bit fields, 4 for 32-bit fields and 8 for 64-bit fields.</text:p>
      <text:p text:style-name="P33">uint64_t <text:span text:style-name="T1">pbytesper</text:span> is the bytesper value for the prime field.</text:p>
      <text:p text:style-name="P39">uint32_t <text:span text:style-name="T1">dbytevals</text:span> is the number of different values that an "atom" can hold. <text:s/>It is only used for fields of order at most 16 (in DCut and DPaste) and its only purpose is to save space in cache<text:span text:style-name="T99">. <text:s/>At some point, the early8 and late8 tables should be changed to use 256 and shift, eliminating the need for this variable, which should be deleted.</text:span></text:p>
      <text:p text:style-name="P39"/>
      <text:p text:style-name="P20">uint8_t <text:span text:style-name="T1">add8</text:span>[65536] is a table for adding Dfmt<text:span text:style-name="T87">, where x+y = add8[256*x + y]</text:span> for the prime field and indeed the extension field if that fits in a byte. <text:s/>It is true, though perhaps not immediately obvious, that the addition in an extension field is the same as for the prime field if both fit into a byte. <text:s/>The table is populated if and only if the characteristic is at most 251.<text:span text:style-name="T80"> <text:s/>This table is correct in characteristic 2, though in performance-critical cases it is probably faster to use XOR. <text:s/></text:span></text:p>
      <text:p text:style-name="P20"/>
      <text:p text:style-name="P32">uint8_t <text:span text:style-name="T1">sub8</text:span><text:span text:style-name="T66">[65536] is similarly the table for subtraction, and again whether the ground field or the extension field does not matter - what matters is that it fits into a byte. <text:s/>sub8[256.x+y] holds x-y.</text:span></text:p>
      <text:p text:style-name="P20"/>
      <text:p text:style-name="P26">uint8_t <text:span text:style-name="T1">mul8</text:span>[65536] <text:span text:style-name="T88">is a table for </text:span>multiplying<text:span text:style-name="T88"> Dfmt</text:span>, where x*y = mul8[256*x + y]. <text:s/>It is define for any field of characteristic at most 251 where x is at most p. <text:s/>This table is extended <text:span text:style-name="T89">for extension fields that fit into a byte </text:span>to cover all x &lt; fdef <text:span text:style-name="T89">for all possible byte values for y</text:span> for fdef up to 256<text:span text:style-name="T89">.</text:span></text:p>
      <text:p text:style-name="P26"/>
      <text:p text:style-name="P27">uint8_t <text:span text:style-name="T1">inv8</text:span><text:span text:style-name="T66">[256] is the table of inverses for all fields up to order 256. <text:s/>The inverse of 0 is 0.</text:span></text:p>
      <text:p text:style-name="P20"/>
      <text:p text:style-name="P23">uint16_t <text:span text:style-name="T1">red16</text:span>[131072] is used to reduce numbers modulo the characteristic. <text:s/>It is define<text:span text:style-name="T86">d</text:span> only if the characteristic is less than 65536 (so that the answer fits in a uint16_t) and red16[x] exists for all x up to<text:span text:style-name="T86"> 131071, being the reduction of x modulo the characteristic.</text:span></text:p>
      <text:p text:style-name="P23"/>
      <text:p text:style-name="P56">The logarithm batch.</text:p>
      <text:p text:style-name="P25"/>
      <text:p text:style-name="P24">The logarithms, antilogarithms and zech logarithms are populated for all fields up to 65536, including prime fields.</text:p>
      <text:p text:style-name="P24">uint16_t <text:span text:style-name="T1">log16</text:span>[65536], where log[x] contains the power of the primitive root that is x. <text:s/>log[0] is 65535 (0xffff) which is not a valid log for any field.</text:p>
      <text:p text:style-name="P24">uint16_t <text:span text:style-name="T1">alog16</text:span>[1<text:span text:style-name="T92">96608</text:span>]<text:span text:style-name="T90">. <text:s/>alog[x] is defined for x &lt; 3*fdef, and contains the x'th power of the primitive root, so that it can be used without reducing mod q-1.</text:span></text:p>
      <text:p text:style-name="P24"><text:soft-page-break/>uint16_t <text:span text:style-name="T1">zech16</text:span>[<text:span text:style-name="T91">196608</text:span>] is the Zech logarithm tables, where zech[log[x]]=log[x+1].<text:span text:style-name="T91"> <text:s/>It is defined up to 3*fdef-1 to avoid the need to reduce mod (charc-1) when multiplying. <text:s/>This table is currently not populated in characteristic 2, since adding (XOR) is not a problem. <text:s/>It could be populated if required, but field.c does not require it.</text:span></text:p>
      <text:p text:style-name="P43"/>
      <text:p text:style-name="P20"><text:span text:style-name="T59">The spaclev batch.</text:span> </text:p>
      <text:p text:style-name="P19"/>
      <text:p text:style-name="P22"><text:span text:style-name="T83">For fields of characteristid up to 13339 (only) the spaclev batch of values and tables are defined. <text:s/>These are used </text:span>primarily <text:span text:style-name="T83">for addition and subtraction of 16 and 32-bit extension fields.</text:span></text:p>
      <text:p text:style-name="P22"><text:line-break/><text:span text:style-name="T81">We first define </text:span><text:span text:style-name="T7">spaclev</text:span><text:span text:style-name="T70">, depending on the characteristic p, to </text:span><text:span text:style-name="T71">be . . .</text:span></text:p>
      <text:p text:style-name="P21"><text:span text:style-name="T69">p=2, spaclev=8 <text:s text:c="2"/></text:span><text:span text:style-name="T66">p=3, spaclev=6</text:span><text:span text:style-name="T69"> <text:s text:c="2"/>p</text:span><text:span text:style-name="T66">=5, spaclev=5</text:span><text:span text:style-name="T69"> <text:s text:c="2"/></text:span><text:span text:style-name="T66">p=7, spaclev=4</text:span><text:span text:style-name="T69"> <text:s text:c="2"/></text:span><text:span text:style-name="T66">11 &lt;= p &lt;= 19 spaclev=3</text:span></text:p>
      <text:p text:style-name="P49">23 &lt;= p &lt;= 127 spaclev=2<text:span text:style-name="T81"> <text:s text:c="2"/></text:span>131 &lt;= p &lt;= 133<text:span text:style-name="T83">39</text:span> spaclev=1<text:span text:style-name="T81"> <text:s text:c="2"/></text:span>p&gt;<text:span text:style-name="T83">=</text:span>133<text:span text:style-name="T83">67</text:span>, spaclev<text:span text:style-name="T81">=0</text:span>.</text:p>
      <text:p text:style-name="P49"/>
      <text:p text:style-name="P50">The remaining fields and tables are undefined if spaclev==0.</text:p>
      <text:p text:style-name="P49"/>
      <text:p text:style-name="P49">We then define <text:span text:style-name="T1">digit</text:span> to be p^spaclev, so that for p=11<text:span text:style-name="T82">, for example,</text:span> digit is 1331.<text:span text:style-name="T83"> <text:s/></text:span><text:span text:style-name="T5">digit2</text:span><text:span text:style-name="T83"> is the square of digit. <text:s/></text:span><text:span text:style-name="T4">nodigits</text:span><text:span text:style-name="T82"> is then the number of digits into which an extension field would need to be broken. <text:s/></text:span><text:span text:style-name="T6">bar41</text:span><text:span text:style-name="T84"> is (2^41)/digit rounded up. <text:s/>The definition of spaclev is such that Barrett using this is always sufficient to chop a two-digit number into those two digits.</text:span></text:p>
      <text:p text:style-name="P50">The spac16 and sqid16 tables are populated<text:span text:style-name="T85"> if spaclev&gt;1 (i.e. if charc &lt;= 127) </text:span><text:s/>such that</text:p>
      <text:p text:style-name="P50">x + y = sqid[ spac[x] + spac[y] ] <text:s text:c="3"/>and</text:p>
      <text:p text:style-name="P50">x - y = sqid[ spaczero + spac[x] - spac[y] ]</text:p>
      <text:p text:style-name="P70"><text:span text:style-name="T40">Define z = 2p</text:span><text:span text:style-name="T38">−</text:span><text:span text:style-name="T40">1 and h = </text:span><text:span text:style-name="T38">−</text:span><text:span text:style-name="T40">1/2 as the number mod p such that h+h+1=0 mod p. </text:span><text:span text:style-name="T42"><text:s text:c="2"/>Then</text:span></text:p>
      <text:p text:style-name="P70"><text:span text:style-name="T46">spac16</text:span><text:span text:style-name="T40">[a+bp+cp</text:span><text:span text:style-name="T30">2</text:span><text:span text:style-name="T40"> . . .] = (a+h)' + (b+h)'z + (c+h)'z</text:span><text:span text:style-name="T30">2</text:span><text:span text:style-name="T40"> . . .</text:span><text:span text:style-name="T42"> <text:s text:c="16"/></text:span><text:span text:style-name="T40">where ()' denotes </text:span></text:p>
      <text:p text:style-name="P70"><text:span text:style-name="T47">sqid16</text:span><text:span text:style-name="T41">[a+bz+cz</text:span><text:span text:style-name="T31">2</text:span><text:span text:style-name="T41"> . . .] = (a+1)' + (b+1)'p + (c+1)'p</text:span><text:span text:style-name="T31">2</text:span><text:span text:style-name="T41"> . . </text:span><text:span text:style-name="T42">. <text:s text:c="17"/></text:span><text:span text:style-name="T40">reduction modulo p.</text:span></text:p>
      <text:p text:style-name="P71"><text:span text:style-name="T46">spaczero</text:span><text:span text:style-name="T40"> is m + mz + mz</text:span><text:span text:style-name="T30">2</text:span><text:span text:style-name="T40"> ... where m = p-1.</text:span></text:p>
      <text:p text:style-name="P72"><text:span text:style-name="T46">spacneg</text:span><text:span text:style-name="T40"> is spaczero+spac[0], used in FieldNeg only.</text:span></text:p>
      <text:p text:style-name="P87"/>
      <text:p text:style-name="P90">The "typ" batch.</text:p>
      <text:p text:style-name="P28">These variables are set at FieldSet time to hold a "magic" number that determines how addition, multiplication and multiply-and-add are performed.</text:p>
      <text:p text:style-name="P28"/>
      <text:p text:style-name="P28">int addtyp/paddtyp</text:p>
      <text:p text:style-name="P28"><text:tab/>1<text:span text:style-name="T94"> <text:s/>(all sizes) pc1xor for characteristic 2</text:span></text:p>
      <text:p text:style-name="P31"><text:tab/>2 <text:s/>8-bit pcbif using add8</text:p>
      <text:p text:style-name="P31"><text:tab/>3 <text:s/>8-bit add then red16</text:p>
      <text:p text:style-name="P31"><text:tab/>4 <text:s/>16-bit add then red16</text:p>
      <text:p text:style-name="P31"><text:tab/>5 <text:s/>16-bit simple spac/sqid</text:p>
      <text:p text:style-name="P31"><text:tab/>6 <text:s/>16-bit bar41, add, red16</text:p>
      <text:p text:style-name="P31"><text:tab/>7 <text:s/>32-bit add then compare to charc to subtract</text:p>
      <text:p text:style-name="P31"><text:tab/>8 <text:s/>32-bit qadd</text:p>
      <text:p text:style-name="P31"><text:tab/>9 <text:s/>64-bit add then compare to charc to subtract</text:p>
      <text:p text:style-name="P31"><text:soft-page-break/><text:tab/>10 64-bit qadd.</text:p>
      <text:p text:style-name="P31"><text:tab/>11 32-bit bar41, spac/sqid on halves.</text:p>
      <text:p text:style-name="P31"><text:tab/>12 16-bit bar41, spac/sqid on halves.</text:p>
      <text:p text:style-name="P31"><text:tab/>13 <text:s/>32-bit bar41 then red16 on halves</text:p>
      <text:p text:style-name="P31"><text:tab/>14 32-bit bar41 twice then red16 on all three digits</text:p>
      <text:p text:style-name="P28">int multyp/pmultyp</text:p>
      <text:p text:style-name="P28"><text:tab/>1<text:span text:style-name="T93"> <text:s/>8-bit pcunf using mul8</text:span></text:p>
      <text:p text:style-name="P30"><text:tab/>2 <text:s/>16-bit multiply then bar48 reduction.</text:p>
      <text:p text:style-name="P30"><text:tab/>3 <text:s/>16-bit log/alog</text:p>
      <text:p text:style-name="P31"><text:tab/>4 <text:s/>16-bit log/alog, redundant now rdlg gone.</text:p>
      <text:p text:style-name="P31"><text:tab/>5 <text:s/>32-bi<text:span text:style-name="T95">t</text:span> multiply then '%'</text:p>
      <text:p text:style-name="P31"><text:tab/>6 <text:s/>32-bit qmul</text:p>
      <text:p text:style-name="P31"><text:tab/>7 <text:s/>64-bit qmul</text:p>
      <text:p text:style-name="P31"><text:tab/>8 <text:s/>32-bit pccl32</text:p>
      <text:p text:style-name="P31"><text:tab/>9 <text:s/>64-bit pccl64</text:p>
      <text:p text:style-name="P28">int madtyp/pmadtyp</text:p>
      <text:p text:style-name="P28"><text:tab/>1 <text:s/><text:span text:style-name="T93">8-bit </text:span>pcxunf with mul8 </text:p>
      <text:p text:style-name="P28"><text:tab/>2 <text:s/><text:span text:style-name="T93">8-bit </text:span>pcbunf with mul8 and add8</text:p>
      <text:p text:style-name="P28"><text:tab/>3 <text:s/>not used<text:span text:style-name="T93"> (was 1 byte primes, but case 2 faster)</text:span></text:p>
      <text:p text:style-name="P28"><text:tab/>4 <text:s/><text:span text:style-name="T93">16-bit </text:span>multiply, then bar48 reduction</text:p>
      <text:p text:style-name="P28"><text:tab/>5 <text:s/><text:span text:style-name="T93">16-bit </text:span>Zech</text:p>
      <text:p text:style-name="P28"><text:tab/>6 <text:s/><text:span text:style-name="T93">16-bit </text:span>Logarithms then XOR</text:p>
      <text:p text:style-name="P28"><text:tab/>7 <text:s/><text:span text:style-name="T93">32-bit </text:span>Zech</text:p>
      <text:p text:style-name="P28"><text:tab/>8 <text:s/><text:span text:style-name="T93">16-bit </text:span>Logarithms then XOR<text:span text:style-name="T93"> (redundant now rdlg gone!)</text:span></text:p>
      <text:p text:style-name="P28"><text:tab/>9 <text:s/><text:span text:style-name="T93">32-bit </text:span>Multiply then '%'</text:p>
      <text:p text:style-name="P28"><text:tab/>10 <text:s/><text:span text:style-name="T93">32-bit </text:span>qmul,qadd</text:p>
      <text:p text:style-name="P28"><text:tab/>11 <text:s/><text:span text:style-name="T93">32-bit </text:span>pccl32 chara<text:span text:style-name="T93">c</text:span>teristic 2<text:span text:style-name="T93"> (qmul then '^' older machines)</text:span></text:p>
      <text:p text:style-name="P30"><text:tab/>12 <text:s/>64-bit qmul/qadd (pow&gt;1) or pcpmad 64 pow==1</text:p>
      <text:p text:style-name="P30"><text:tab/>13 <text:s/>64-bit pccl64 characteristic 2 (qmul then '^' older machines)</text:p>
      <text:p text:style-name="P30"/>
      <text:p text:style-name="P59">Section <text:span text:style-name="T97">3</text:span> – <text:span text:style-name="T97">Other structures.</text:span></text:p>
      <text:p text:style-name="P36"/>
      <text:p text:style-name="P37"><text:span text:style-name="T66">The </text:span><text:span text:style-name="T1">DSPACE</text:span><text:span text:style-name="T66"> structure </text:span><text:span text:style-name="T72">hold the definition of a vector space, which may be over the ground field even if the field is set to an extension field. <text:s/>It therefore holds a pointer to the field structure, the number of columns (in two forms - the actual number of columns and the number of bytes of Dfmt that it takes up) and a flag - 0 means extension field and 1 means ground field. <text:s/>It is OK to use either if the field is of prime order.</text:span></text:p>
      <text:p text:style-name="P52"/>
      <text:p text:style-name="P62"><text:span text:style-name="T1">Section </text:span><text:span text:style-name="T8">4</text:span><text:span text:style-name="T1"> – </text:span><text:span text:style-name="T8">Routines.</text:span></text:p>
      <text:p text:style-name="P28"/>
      <text:p text:style-name="P38"/>
      <text:p text:style-name="P29"><text:span text:style-name="T1">void DSSet(const FIELD * f, uint64 noc, DSPACE * ds)</text:span><text:span text:style-name="T66"> to set the DSPACE structure ds ready for working in a vector space of dimension “noc” over the given fiel</text:span><text:span text:style-name="T72">d.</text:span></text:p>
      <text:p text:style-name="P38"><text:soft-page-break/></text:p>
      <text:p text:style-name="P29"><text:span text:style-name="T9">void PSSet(const FIELD * f, uint64 noc, DSPACE * ds)</text:span><text:span text:style-name="T72"> to set the DSPACE structure ds ready for working in a vector space of dimension “noc” over the </text:span><text:span text:style-name="T56">ground</text:span><text:span text:style-name="T72"> field of the given field. <text:s/>Even if the field is set for an extension field, this allows most routines to work instead over the ground field. <text:s/>Notice that DCut and DPaste are exceptions to this - they are not (yet?) able to work in the ground field if the field is set to an extension field. <text:s/>If this is necessary, a second FIELD structure must currently be set up first. <text:s/>No need for DCut and DPaste has yet arisen for the ground field - there is no other compelling reason for this deficiency.</text:span></text:p>
      <text:p text:style-name="P53"/>
      <text:p text:style-name="P51">The following six functions do not check their parameters. <text:s/>A FELT is always in the range 0 . . . (fdef-1).<text:span text:style-name="T97"> <text:s/>They perform the usual "four functions" calculator operations on single field elements, but their performance is not heavily tuned since most operations done by the field module are on vectors, not just field elements.</text:span></text:p>
      <text:p text:style-name="P51"/>
      <text:p text:style-name="P36"><text:span text:style-name="T1">FELT FieldAdd(const FIELD * f, <text:s/>FELT a, FELT b)</text:span> to add the field elements together in the field specified in the FIELD structure, so a+b is returned.</text:p>
      <text:p text:style-name="P36"/>
      <text:p text:style-name="P36"><text:span text:style-name="T1">FELT FieldNeg(const FIELD * f, FELT a)</text:span> to return the negative of the field element a in the field specified in the FIELD structure.</text:p>
      <text:p text:style-name="P36"/>
      <text:p text:style-name="P36"><text:span text:style-name="T1">FELT FieldSub(const FIELD * f, FELT a, <text:s/>FELT b)</text:span> to return the element a<text:span text:style-name="T38">−</text:span>b in the field specified in the FIELD structure.</text:p>
      <text:p text:style-name="P36"/>
      <text:p text:style-name="P36"><text:span text:style-name="T1">FELT FieldMul(const FIELD * f, FELT a, FELT b)</text:span> to multiply the field elements together in the field specified in the FIELD structure.</text:p>
      <text:p text:style-name="P36"/>
      <text:p text:style-name="P36"><text:span text:style-name="T1">FELT FieldInv(const FIELD * f, FELT a)</text:span> to return the inverse of the element a in the field specified in the FIELD structure. <text:s/>The FELT a must not be zero.</text:p>
      <text:p text:style-name="P36"/>
      <text:p text:style-name="P18"><text:span text:style-name="T12">FELT FieldDiv(const FIELD * f, FELT a, FELT b)</text:span><text:span text:style-name="T10"> to return a/b in the field specified in the FIELD <text:s/>structure. <text:s/>The FELT b must not be zero.</text:span></text:p>
      <text:p text:style-name="P81"/>
      <text:p text:style-name="P85">void PExtract(const DSPACE * ds, const Dfmt *mq, Dfmt *mp, uint64_t nor,</text:p>
      <text:p text:style-name="P6"><text:span text:style-name="T12"><text:s/>uint64_t psiz)</text:span><text:span text:style-name="T10"> to extract a matrix in Dfmt in the space "ds", consisting of nor rows over an extension field into N matrices over the ground field. <text:s/>The ground-field matrices must all be in one memory block, separated by "psiz" bytes. <text:s/></text:span><text:span text:style-name="T28">Considerable effort has been expended to make this routine run at good performance.</text:span></text:p>
      <text:p text:style-name="P80"/>
      <text:p text:style-name="P85">void PAssemble(const DSPACE * ds, const Dfmt *mp, Dfmt *mq, uint64_t nor,</text:p>
      <text:p text:style-name="P55"><text:span text:style-name="T10">uint64_t psiz)</text:span><text:span text:style-name="T20"> to assemble N matrices over the ground field into one matrix over the extension field - the reverse operation to PEx</text:span><text:span text:style-name="T21">t</text:span><text:span text:style-name="T20">ract.</text:span><text:span text:style-name="T21"> <text:s/></text:span><text:span text:style-name="T22">S</text:span><text:span text:style-name="T21">pecial methods are used for q={4,8,9,16} but otherwise the generic multiplication method seems adequate.</text:span></text:p>
      <text:p text:style-name="P82"/>
      <text:p text:style-name="P61"><text:soft-page-break/>Section <text:span text:style-name="T98">5 FELT and Dfmt</text:span>.</text:p>
      <text:p text:style-name="P45"/>
      <text:p text:style-name="P45">Meataxe-64 finite field formats are defined for all fields of order up to (but not including) 2<text:span text:style-name="T29">64</text:span><text:span text:style-name="T10">. <text:s/>The first format defined is the "field" format, used for holding single field elements in a FELT (field element - actually a uint64</text:span><text:span text:style-name="T28">_t</text:span><text:span text:style-name="T10">).</text:span> <text:s/>It expresses all elements of such a field as polynomials modulo the Conway polynomial, where a polynomial a<text:span text:style-name="T36">n</text:span><text:span text:style-name="T10">x</text:span><text:span text:style-name="T29">n</text:span><text:span text:style-name="T10"> + ... + a</text:span><text:span text:style-name="T36">0</text:span><text:span text:style-name="T10"> is held as the integer obtained by replacing the indeterminate x in the expression by p - the characteristic. <text:s/>Hence, for example, 3x+4 over a field of characteristic 7 is held as 3.7+4 = 25</text:span><text:span text:style-name="T28"> - "little endian".</text:span></text:p>
      <text:p text:style-name="P45"/>
      <text:p text:style-name="P45"><text:span text:style-name="T10">Format D is specified in terms of the field format. <text:s/>For fields of order 17 or greater, each FELT is stored in the smallest of uint64</text:span><text:span text:style-name="T28">_t</text:span><text:span text:style-name="T10">, uint32</text:span><text:span text:style-name="T28">_t</text:span><text:span text:style-name="T10">, uint16</text:span><text:span text:style-name="T28">_t</text:span><text:span text:style-name="T10"> or uint8</text:span><text:span text:style-name="T28">_t</text:span><text:span text:style-name="T10"> that can hold every element of the field. <text:s/>In memory (in principle) these are held in machine-endian form, but in practice the code only works on little-endian machines so the statement is currently rather academic. <text:s/>For fields of order q &lt; 17 the entries are packed such that a uint8</text:span><text:span text:style-name="T28">_t</text:span><text:span text:style-name="T10"> holds as many as possible with the first vector entry added to q times the second, added to q</text:span><text:span text:style-name="T29">2</text:span><text:span text:style-name="T10"> times the third (q &lt; 7) added to q</text:span><text:span text:style-name="T29">3</text:span><text:span text:style-name="T10"> times the fourth (q&lt;5) etc.</text:span></text:p>
      <text:p text:style-name="P69">Hence the entries are packed into bytes in a little-endian form. <text:s/>For example, a byte containing 11 over the field of order 3 represents the vector [2 0 1] (2.1+0.3+1.9).</text:p>
      <text:p text:style-name="P45"><text:span text:style-name="T10">Hence, for the field of order 9, for example, each byte holds a number in the range 0-80, each representing two consecutive vector entries - the first plus 9 times the second.</text:span><text:span text:style-name="T28"> <text:s/>Hence, for example, the</text:span><text:span text:style-name="T10"> vector [ x+1 , 2x ] is converted first to the "field" format, yielding [ 4 , 6 ] and then to format D, yielding 58</text:span><text:span text:style-name="T28"> (</text:span><text:span text:style-name="T17">not</text:span><text:span text:style-name="T28"> 42! - little-endian).</text:span></text:p>
      <text:p text:style-name="P45"><text:span text:style-name="T10">A vector then consists of the minimum number of entries needed to hold it, with zero elements appended to complete the last integer (uint8</text:span><text:span text:style-name="T28">_t</text:span><text:span text:style-name="T10"> for fields up to 256, uint16</text:span><text:span text:style-name="T28">_t</text:span><text:span text:style-name="T10"> up to 2</text:span><text:span text:style-name="T29">16</text:span><text:span text:style-name="T10">, uint32</text:span><text:span text:style-name="T28">_t</text:span><text:span text:style-name="T10"> up to 2</text:span><text:span text:style-name="T29">32</text:span><text:span text:style-name="T10"> or uint64</text:span><text:span text:style-name="T28">_t</text:span><text:span text:style-name="T10"> for the re</text:span><text:span text:style-name="T28">st</text:span><text:span text:style-name="T10">) but no integers are stored unless there is at least one valid entry in it. Hence, for small fields, a vector may consist of any number of bytes, so that each vector of dimension 12 over GF(3) occupies three bytes.</text:span></text:p>
      <text:p text:style-name="P17"/>
      <text:p text:style-name="P13">========================== <text:s/>End of current editing pass ====================</text:p>
      <text:p text:style-name="P2"/>
      <text:p text:style-name="P2">As far as <text:span text:style-name="T73">use (in </text:span>the "c" language<text:span text:style-name="T73">)</text:span> is concerned, a FIELD is a fixed-length structure, but it is always followed by various look-up tables whose availability, structure and length <text:span text:style-name="T73">depends</text:span> on the field in use. <text:s/>For example for fields of order less than 256 of odd characteristic there is a uint8<text:span text:style-name="T73">_t</text:span> lookup table for addition called add8, and occasionally a program other than the field module itself may also wish to use it. <text:s/>When allocating memory for the FIELD structure, it is <text:span text:style-name="T73">therefore FIELDLEN (defined in "field.h") bytes that must be allocated, not</text:span> sizeof(FIELD)<text:span text:style-name="T73">, and similarly FIELDLEN bytes should be copied, and though I am not sure whether moving it about in this way has been tested, it should work. </text:span><text:s/>Once set, however, it is read-only<text:span text:style-name="T77">, and in multi-core programs it is a MOJ that never changes.</text:span></text:p>
      <text:p text:style-name="P2"/>
      <text:p text:style-name="P5">The "pcrit" module provides some functions that are used in critical places in the field module. <text:s/><text:span text:style-name="T74">As a typical</text:span> example, the <text:span text:style-name="T77">vector </text:span>multiply-and-add function DSMad <text:span text:style-name="T74">y +</text:span>= <text:span text:style-name="T37">λ</text:span><text:span text:style-name="T39">x </text:span>calls an assembler subroutine to do the main function <text:span text:style-name="T74">at vector length via table lookup, though the tables are </text:span><text:soft-page-break/><text:span text:style-name="T74">constructed in the field module itself.</text:span></text:p>
      <text:p text:style-name="P63"/>
      <text:p text:style-name="P57">Section 2 – field.h and the data structures.</text:p>
      <text:p text:style-name="P63"/>
      <text:p text:style-name="P63">A <text:span text:style-name="T1">FELT</text:span> is a field element, typedef'd in field.h. <text:s/>In meataxe-64 this is always a uint64<text:span text:style-name="T73">_t</text:span>, but the programmer is encouraged to use a FELT for a field element for programming clarity.</text:p>
      <text:p text:style-name="P63"/>
      <text:p text:style-name="P46"><text:span text:style-name="T10">The </text:span><text:span text:style-name="T12">FIELD</text:span><text:span text:style-name="T10"> structure is a public, defined structure (see below for more details), though frequently its internals are not of interest.</text:span></text:p>
      <text:p text:style-name="P63"/>
      <text:p text:style-name="P63">Once set, this data structure is read-only, and may be safely passed around to threads. <text:s/>The setting of the structure can take some time<text:span text:style-name="T73"> (less than 10 mSec in most cases)</text:span>, and unnecessary repeated setting should be avoided.</text:p>
      <text:p text:style-name="P63"/>
      <text:p text:style-name="P65">Usually few entries in the FIELD structure are of immediate interest to the programmer. <text:s/>Here are a few that are commonly required.</text:p>
      <text:p text:style-name="P65"/>
      <text:p text:style-name="P65">fdef<text:tab/>the order of the field</text:p>
      <text:p text:style-name="P65">charc<text:tab/>the characteristic (prime) of the field</text:p>
      <text:p text:style-name="P65">pow<text:tab/>the degree of the field <text:s/>. . . fdef = charc ^ pow</text:p>
      <text:p text:style-name="P65"><text:s/></text:p>
      <text:p text:style-name="P63"/>
      <text:p text:style-name="P63">field.h also typedef's<text:span text:style-name="T2"> D</text:span><text:span text:style-name="T1">fmt</text:span><text:span text:style-name="T2"> </text:span>to be a uint8<text:span text:style-name="T73">_t</text:span>.<text:span text:style-name="T74"> <text:s/>Again the programmer is encouraged to use this whenever the data pointed to is indeed Dfmt.</text:span></text:p>
      <text:p text:style-name="P63"/>
      <text:p text:style-name="P64">A <text:span text:style-name="T1">DSPACE</text:span> is a small structure that is very fast to set, containing a pointer to the field, the number of columns (noc), the number of bytes (nob) and a flag to specify whether the vector space is over the extension field or the ground field - all routines except DCut and DPaste can work over the ground field as well if the set field is an extension field. <text:s/>DSSet is used to set a DPSACE to the extension field, and PSSet if the ground field is required.</text:p>
      <text:p text:style-name="P3"/>
      <text:p text:style-name="P57">Section 3 – The field module interfaces.</text:p>
      <text:p text:style-name="P2"/>
      <text:p text:style-name="P2"><text:span text:style-name="T12">int FieldSet(uint64 fdef, FIELD * f, int flags)</text:span><text:span text:style-name="T10"> to set the FIELD structure f to work in the field specified by fdef. <text:s/>The fdef is an unsigned integer giving the order of the field. <text:s/>If fdef was a prime-power, a positive number is returned (2 if the HPMI is available and 1 if it is not) <text:s/>and if the fdef is invalid (not a prime power), -1 is returned. <text:s/>The area f provide here must be at least the size given by LenField (NOT sizeof(FIELD)!). <text:s/>The "flags" field must currently take the value zero. </text:span></text:p>
      <text:p text:style-name="P75"/>
      <text:p text:style-name="P41"><text:span text:style-name="T10">TBD the current "trial division" factorization of fdef and fdef-1 means that FieldSet can take up to a minute or so for fields nearing 2</text:span><text:span text:style-name="T29">64</text:span><text:span text:style-name="T10">. <text:s/>Values of the "flags" parameter may later be used to skip some of these tests, leaving the caller responsible that this is OK.</text:span></text:p>
      <text:p text:style-name="P83"><text:soft-page-break/></text:p>
      <text:p text:style-name="P83">TBD also better factorization methods could be implemented, including checking if fdef is a perfect power, Pollard-rho and faster primality proving.</text:p>
      <text:p text:style-name="P2"/>
      <text:p text:style-name="P75"/>
      <text:p text:style-name="P75"/>
      <text:p text:style-name="P57">Section 4 – The DSPACE routines.</text:p>
      <text:p text:style-name="P2"/>
      <text:p text:style-name="P2">These routines provide for the normal manipulation of vectors (and, in some cases, matrices) packed in D-format. <text:s/>These routines are not designed for the highest performance, and should not be considered suitable for “cubic” work unless the HPMI routines are not available. The DSPACE structure itself is of constant size and can just be declared, though it is a pointer to it that is used by the routines.</text:p>
      <text:p text:style-name="P2"/>
      <text:p text:style-name="P2">It should be noted that D-format in memory is completely defined, and that there is no need, in principle, to use these routines. <text:s/>Sometimes their performance is inadequate and the program needs to handle the data directly, in which case any tables used internally by the field routine are fully specified and available. <text:s/>It should be noticed that, in all fields, binary zero of the correct length is always the zero vector. <text:s/>The reader wishing for more details is referred to the field specification.</text:p>
      <text:p text:style-name="P2"/>
      <text:p text:style-name="P2">These routines work on <text:span text:style-name="T1">valid</text:span><text:span text:style-name="T66"> input vectors only, and uninitialized memory may not be valid. <text:s/>The output of DAdd, DSub, DCpy and DCut may be uninitialized (somewhat heroically in the latter case), but DPak and DPaste must have a valid vector to put entries into. <text:s/>memset(ptr,0,bytes) is recommended to clear an area initially if it is to be populated with DPak or DPaste.</text:span></text:p>
      <text:p text:style-name="P46"/>
      <text:p text:style-name="P46"/>
      <text:p text:style-name="P54">size_t DSiz(const FIELD *f, uint64 nor, uint64 noc)<text:span text:style-name="T66"> to return the (minimum) number of bytes that must be allocated to hold the Dfmt of a nor x noc matrix.</text:span></text:p>
      <text:p text:style-name="P2"/>
      <text:p text:style-name="P2"><text:span text:style-name="T1">FELT DUnpak(const DSPACE * ds, uint64 col, const Dfmt * d)</text:span> to return the element in the specified column of the row pointed to by d in the specified space.</text:p>
      <text:p text:style-name="P2"/>
      <text:p text:style-name="P2"><text:span text:style-name="T1">void DPak(const DSPACE * ds, uint64 col, Dfmt * d, FELT a)</text:span> to insert the given element a into the specified column of the row pointed to by d in the specified space.</text:p>
      <text:p text:style-name="P2"/>
      <text:p text:style-name="P2"><text:span text:style-name="T1">void DAdd(const DSPACE * ms, uint64 nor, const Dfmt * m1, const Dfmt * m2, Dfmt * m)</text:span> to add the matrix m1 and the matrix m2 (each nor rows in length) in the specified space and put the result into m. <text:s/>This routine is specified as being of “good” performance, suitable for Strassen. <text:s/>Any or all of the areas m, m1 and m2 may be the same, but they must not otherwise overlap.</text:p>
      <text:p text:style-name="P2"/>
      <text:p text:style-name="P4"><text:soft-page-break/><text:span text:style-name="T1">void DSub(const DSPACE * ms, uint64 nor, const Dfmt * m1, const Dfmt * m2, Dfmt * m)</text:span> to subtract the matrix m2 from the matrix m1 (i.e. compute m1<text:span text:style-name="T38">−m</text:span>2) in the specified space and put the result into m. <text:s/>This routine is specified as being of “good” performance, suitable for Strassen. <text:s/>Any or all of the areas m, m1 and m2 may be the same, but they must not otherwise overlap.</text:p>
      <text:p text:style-name="P2"/>
      <text:p text:style-name="P2"><text:span text:style-name="T1">void DSMad(const DSPACE * ds, FELT a, uint64 nor, const Dfmt * v1, Dfmt * v2)</text:span> to adds the scalar multiple of the "nor" vectors at v1 by a into v2. <text:s/>This is done at reasonable performance.</text:p>
      <text:p text:style-name="P2"/>
      <text:p text:style-name="P2"><text:span text:style-name="T1">void DSMul(const DSPACE * ds, FELT a, uint64 nor, Dfmt * m)</text:span> to multiply the matrix pointed to by m by the scalar (field element) a. <text:s/>This is done “in situ”, and at reasonable performance.</text:p>
      <text:p text:style-name="P2"/>
      <text:p text:style-name="P2"><text:span text:style-name="T1">uint64 DNzl(const DSPACE * ds, const Dfmt * v)</text:span> to return the column number of the first non-zero entry in the vector. <text:s/>ZEROROW (#defined in field.h) is returned if the row is entirely zero.</text:p>
      <text:p text:style-name="P2"/>
      <text:p text:style-name="P2"><text:span text:style-name="T12">void DCpy(const DSPACE * ms, const Dfmt * m1, uint64 nor, Dfmt * m2)</text:span><text:span text:style-name="T10"> to move nor rows of the matrix m1 to m2 in the specified space. <text:s/>The areas m1 and m2 may not overlap in any way (memcpy is used). <text:s/>m1 is left unchanged.</text:span></text:p>
      <text:p text:style-name="P75"/>
      <text:p text:style-name="P2"><text:span text:style-name="T12">void DCut(const DSPACE * ms, uint64 nor, <text:s/>uint64 col, const Dfmt * m, const DSPACE * cbs, Dfmt * cb)</text:span><text:span text:style-name="T13"> </text:span><text:span text:style-name="T14">to take a section of columns of Dfmt matrix m, starting at the stated (col) column number and put them into the clipboard space cb. <text:s/>The selected columns are taken from the first nor rows of m, and the number of columns taken is specified by the dimension of cb (in cbs). <text:s/>If more columns are requested than exist in m, the surplus columns are set to zero in cb. </text:span></text:p>
      <text:p text:style-name="P75"/>
      <text:p text:style-name="P84">void DPaste(const DSPACE * cbs, const Dfmt * cb, uint64 nor, uint64 col, </text:p>
      <text:p text:style-name="P7"><text:span text:style-name="T12">const DSPACE * ms, Dfmt * m) </text:span><text:span text:style-name="T10">to take nor rows from the clipboard matrix cb and paste them starting at column col into the matrix m. <text:s/>If more columns are supplied than exist in m, the surplus columns are discarded.</text:span></text:p>
      <text:p text:style-name="P66"/>
      <text:p text:style-name="P2"/>
      <text:p text:style-name="P73"/>
      <text:p text:style-name="P60">Section 11 - The 16-bit look-up tables</text:p>
      <text:p text:style-name="P44"/>
      <text:p text:style-name="P44">For all fields of order up to 65536 there is a set of 16-bit 1-dimensional look-up tables available to speed things up in various ways. <text:s/>The format and values of these tables are fixed, and the use of these tables as an alternative to calling the subroutines in this module is explicitly allowed.</text:p>
      <text:p text:style-name="P42"/>
      <text:p text:style-name="P42">TBD need sqrt16 table? <text:s/>If not it doesn't need computing unless degree is 4.</text:p>
      <text:p text:style-name="P44"/>
      <text:p text:style-name="P44"><text:soft-page-break/>For every field, the Conway polynomial selects a fixed particular primitive root which is called "e" here, mainly to make the formulas look intuitive. <text:s/>Hence every non-zero element x of the field has a unique z with 0 <text:span text:style-name="T38">≤</text:span>z<text:span text:style-name="T38">≤p−2</text:span> such that e<text:span text:style-name="T29">z</text:span><text:span text:style-name="T10"> = x. <text:s/>We refer to this z as the log(x) and the function e</text:span><text:span text:style-name="T29">z</text:span><text:span text:style-name="T10"> is called the alog(z). <text:s/>The use of these tables enables faster multiplication, particularly for composite fields.</text:span></text:p>
      <text:p text:style-name="P44"><text:s/></text:p>
      <text:p text:style-name="P68"><text:span text:style-name="T44">log16</text:span><text:span text:style-name="T40">. <text:s/>This table is present for all fields of order q </text:span><text:span text:style-name="T38">≤</text:span><text:span text:style-name="T40"> 65536. <text:s/>If z = log16 [ x ] for x </text:span><text:span text:style-name="T38">≠</text:span><text:span text:style-name="T40"> 0 then e</text:span><text:span text:style-name="T30">z</text:span><text:span text:style-name="T40"> = x. <text:s/>The arbitrary value q</text:span><text:span text:style-name="T38">−1 is stored in log16 [0]</text:span><text:span text:style-name="T40">. <text:s/>The element e is the smallest primitive root for prime fields and the indeterminate x of the Conway polynomial C(x) otherwise. <text:s/>This table has a uint16 for each element, so the table can be as large as 131072 bytes long for the field of order 65536. For x </text:span><text:span text:style-name="T38">≠</text:span><text:span text:style-name="T40"> 0, 0 </text:span><text:span text:style-name="T38">≤</text:span><text:span text:style-name="T40"> log16 [ x ] </text:span><text:span text:style-name="T38">≤</text:span><text:span text:style-name="T40"> q</text:span><text:span text:style-name="T38">−</text:span><text:span text:style-name="T40">2.</text:span></text:p>
      <text:p text:style-name="P86"/>
      <text:p text:style-name="P68"><text:span text:style-name="T44">alog16</text:span><text:span text:style-name="T40">. <text:s/>This table is present for all fields of order q </text:span><text:span text:style-name="T38">≤</text:span><text:span text:style-name="T40"> 65536, and gives e</text:span><text:span text:style-name="T30">x</text:span><text:span text:style-name="T40"> for all for all <text:s text:c="10"/>0 </text:span><text:span text:style-name="T38">≤</text:span><text:span text:style-name="T40"> x </text:span><text:span text:style-name="T38">&lt;</text:span><text:span text:style-name="T40"> 2q, where e is as above.</text:span></text:p>
      <text:p text:style-name="P86"/>
      <text:p text:style-name="P86">The following two tables are designed to assist with addition and subtraction in odd characteristic at most 157 when the Dfmt has more than one entry mod p in the same integer.</text:p>
      <text:p text:style-name="P86"><text:s text:c="4"/>Addition <text:tab/><text:tab/>x + y = sqid16[spac16[x] + spac16[y]] </text:p>
      <text:p text:style-name="P68"><text:span text:style-name="T40"><text:s text:c="4"/>Subtraction<text:tab/>x </text:span><text:span text:style-name="T38">−</text:span><text:span text:style-name="T40"> y = sqid16[f-&gt;disp16 + spac16[x] </text:span><text:span text:style-name="T38">−</text:span><text:span text:style-name="T40"> spac16[y]].</text:span></text:p>
      <text:p text:style-name="P68"><text:span text:style-name="T40">The spac16 table goes up to 3</text:span><text:span text:style-name="T30">7</text:span><text:span text:style-name="T40">,</text:span><text:span text:style-name="T30"> <text:s/></text:span><text:span text:style-name="T40">5</text:span><text:span text:style-name="T30">5</text:span><text:span text:style-name="T40">, 7</text:span><text:span text:style-name="T30">4</text:span><text:span text:style-name="T40">, 11</text:span><text:span text:style-name="T30">3</text:span><text:span text:style-name="T40">-23</text:span><text:span text:style-name="T30">3</text:span><text:span text:style-name="T40"> and 29</text:span><text:span text:style-name="T30">2</text:span><text:span text:style-name="T40">-157</text:span><text:span text:style-name="T30">2</text:span><text:span text:style-name="T40">, and the sqid16 table goes up to the same power of (2p</text:span><text:span text:style-name="T38">−1) <text:s/>Hence for example for p=19, the sqid16 table goes up to 39</text:span><text:span text:style-name="T33">3</text:span><text:span text:style-name="T38">. <text:s/>Hence the table exists for all fields of characteristic 157 or less except the prime fields of order 17 or more.</text:span></text:p>
      <text:p text:style-name="P86"/>
      <text:p text:style-name="P91"/>
      <text:p text:style-name="P68"><text:span text:style-name="T44">red16</text:span><text:span text:style-name="T40">. <text:s/>This table is present for all prime fields between 256 and 65536. <text:s/>It gives the reduction of numbers in the range 0 </text:span><text:span text:style-name="T38">≤</text:span><text:span text:style-name="T40"> x </text:span><text:span text:style-name="T38">≤</text:span><text:span text:style-name="T40"> 2.p (mod p) for use with addition. <text:s/>This table is not used by DSMad (which uses %charc for this purpose) but is used by DAdd and is of some significance as a result. <text:s/>Notice that this table gets rather large towards 65536, but it is only present when the log/antilog tables are absent, so the space usage is thereby in balance. <text:s/></text:span><text:span text:style-name="T43">TBD at present subtract must work as red8[p+a-b]. <text:s/>It seems better to allow for negative indices into this table to avoid the addition of p. <text:s/>A minor change to be done under regression later.</text:span></text:p>
      <text:p text:style-name="P68"/>
      <text:p text:style-name="P60">Section 12 - The 8-bit look-up tables</text:p>
      <text:p text:style-name="P44"/>
      <text:p text:style-name="P44">For fields of order up to 256, it is possible to store 2-dimensional arrays of table data for multiplication and addition and still have them fit in L2 cache. <text:s/>Hence the operations for fields of this scale are noticeably faster than for larger fields.</text:p>
      <text:p text:style-name="P68"/>
      <text:p text:style-name="P68"><text:span text:style-name="T50">add8</text:span>. <text:s/>This table is only present for fields of odd characteristic, order less than 256, and of composite order if q &gt; 16. <text:s/>Hence it is present only for fields of order</text:p>
      <text:p text:style-name="P68"><text:soft-page-break/>{ 3, 5, 7, 9, 11, 13, 25, 27, 49, 81, 121, 125, 169, 243 }.</text:p>
      <text:p text:style-name="P68">The data is stored so that there are no gaps in the table, and the number of values stored for each value of x is held in the variable dbytevals in the FIELD structure. <text:s/>The table is a dbytevals * dbytevals in size, and takes two uint8 Dfmt bytes x and y, where </text:p>
      <text:p text:style-name="P44"><text:span text:style-name="T10">z = add8 [ x * dbytevals + y ] is the Dfmt byte containing the sum of the corresponding values of x and y. <text:s/>For characteristic 2, the XOR procedure is faster, and for primes that can be readily extracted (which for q&lt;256 means there is only one in a byte) it is faster to add them and use the red8 table to reduce. <text:s/></text:span><text:span text:style-name="T11">The add8 table is used in the DSMad routine for the fields where it exists, so is one of the performance-critical tables in those cases since again the cleaning in Gaussian uses it. <text:s/>The whole table may be up to 65536 (for GF(256)) and is usually fairly large. <text:s/>Its access pattern is, in general, random, meaning that it will frequently need a fetch from L2 cache (which is why adding and using red8 is faster for primes 17-251).</text:span></text:p>
      <text:p text:style-name="P91">TBD should consider whether it is better to use shifts rather than multiplies.</text:p>
      <text:p text:style-name="P86"/>
      <text:p text:style-name="P68"><text:span text:style-name="T50">sub8</text:span>. <text:s/>This table is only present for fields of odd characteristic, order less than 256, and of composite order if q &gt; 16. <text:s/>Hence it is present only for fields of order</text:p>
      <text:p text:style-name="P68">{ 3, 5, 7, 9, 11, 13, 25, 27, 49, 81, 121, 125, 169, 243 }.</text:p>
      <text:p text:style-name="P68">The data is stored so that there are no gaps in the table, and the number of values stored for each value of x is held in the variable dbytevals in the FIELD structure. <text:s/>The table is a dbytevals * dbytevals in size, and takes two uint8 Dfmt bytes x and y, where </text:p>
      <text:p text:style-name="P44"><text:span text:style-name="T11">z = sub8 [ x * dbytevals + y ] is the Dfmt byte containing the difference x </text:span><text:span text:style-name="T18">− y <text:s/></text:span><text:span text:style-name="T11">of x and y.</text:span></text:p>
      <text:p text:style-name="P44"><text:s/></text:p>
      <text:p text:style-name="P68"><text:span text:style-name="T50">mul8</text:span>. <text:s/>This table is present for every field up to order 256, and in such cases multiples a field element x in the range 0 - (q-1) by a byte (uint8) y, which may contain more than one field element if the field order is 16 or less, to give the D-format uint8 result z i.e. z=x.y. <text:s/>The data is stored so that there are no gaps in the table, and the number of values stored for each value of x is held in the variable dbytevals in the FIELD structure above. <text:s/>Hence the value for z is </text:p>
      <text:p text:style-name="P68">z = mul8 [ x * dbytevals + y] . <text:s/>The value of dbytevals is defined as q for q<text:span text:style-name="T38">≥</text:span><text:span text:style-name="T40"> 16, and for the smaller values takes these values . . .</text:span></text:p>
      <text:p text:style-name="P86">16(256), 13(169), 11(121), 9(81), 8(64), 7(49), 5(125), 4(256), 3(243), 2(256).</text:p>
      <text:p text:style-name="P86">The table entries for x=0 and x=1 are provided for uniformity, though it is freqently worth testing x for these values and taking special (simpler and faster) action in these cases. <text:s/>The mul8 table is used in the DSMad routine for the fields of order 3-256, so is one of the performance-critical tables since the cleaning in Gaussian uses it. <text:s/>In its use in DSMad and also DSMul, the x is constant for the whole vector so only one row of the mul8 tables is accessed, fitting easily into L1 cache since it is at most 256 bytes long. <text:s/>The whole table may be up to 65536 bytes long (for GF(256)) but is considerable smaller for most fields - already for q=191 it only occupies 36,481 bytes.</text:p>
      <text:p text:style-name="P86"/>
      <text:p text:style-name="P68"><text:span text:style-name="T50">inv8</text:span>. <text:s/>This table is available for all fields of order 2-256, and gives, for <text:s/>1 <text:span text:style-name="T38">≤</text:span><text:span text:style-name="T40"> x </text:span><text:span text:style-name="T38">≤</text:span><text:span text:style-name="T40"> (p-1) the number z = inv8 [ x ] which is the multiplicative inverse in the field. <text:s/>The entry inv [ 0 ] is zero and is not, of course, the inverse. <text:s/>Although this table is used in Gaussian Elimination, it is not </text:span><text:soft-page-break/><text:span text:style-name="T40">of the greatest significance in terms of performance since it is not used very often. <text:s/>It is only used in the FieldInv and FieldDiv routines, and not in any vector-based operations, but is anyway only (at most) 256 bytes long so is probably just about worth having.</text:span></text:p>
      <text:p text:style-name="P86"/>
      <text:p text:style-name="P86">The naming of the following tables is relative to the vector. <text:s/>Notice that, because we use little-endian technology throughout, right shifting in the byte makes it earlier in the vector which one might consider a left shift in the vector, making left and right too confusing to contemplate.</text:p>
      <text:p text:style-name="P86">It is best not to think of what happens in the byte. <text:s/>Concentrate on the vector.</text:p>
      <text:p text:style-name="P86"/>
      <text:p text:style-name="P68"><text:span text:style-name="T44">late8</text:span><text:span text:style-name="T40">. <text:s/>This table is available for all fields of order up to 16, and allows for the left-shifting of entries within a byte. <text:s/>The table consists of a collection of dbytevals entries, the first shifting left one place, the second two (only for 2,3,4,5) the third shifting three places (only for 2,3,4), the fourth for four places (2,3) and 5, 6 and 7 for GF2 only. <text:s/>Notice that the shifts are in entries as needed for cut and paste.</text:span></text:p>
      <text:p text:style-name="P86"/>
      <text:p text:style-name="P68"><text:span text:style-name="T44">early8</text:span><text:span text:style-name="T40">. <text:s/>Exactly similar to late8, except that the shift is in the opposite direction. <text:s/>To combine the result of two shifts in opposite directions they should be added - in odd characteristic bitwise OR or XOR are no good!</text:span></text:p>
      <text:p text:style-name="P86"/>
      <text:p text:style-name="P60">Section 13 - Some general points</text:p>
      <text:p text:style-name="P44"/>
      <text:p text:style-name="P68"><text:span text:style-name="T40">The Barrett reduction </text:span><text:span text:style-name="T46">bar41</text:span><text:span text:style-name="T40"> is used here to obtain h and k from a number of the form x = hq+k (where k&lt;q) without doing a division. <text:s/>Instead the number b = 2</text:span><text:span text:style-name="T30">41</text:span><text:span text:style-name="T40">/q (rounded up) is computed in advance, and xb computed and right-shifted 41 places to obtain h. <text:s/>The rationale for this is that xb/2</text:span><text:span text:style-name="T30">21</text:span><text:span text:style-name="T40"> = (hq+k)[2</text:span><text:span text:style-name="T30">41</text:span><text:span text:style-name="T40">/q] is indeed approximately h and the difference can be estimated and bounded. <text:s/>Hence we can compute when it works in advance.</text:span></text:p>
      <text:p text:style-name="P86"/>
      <text:p text:style-name="P86">The spic/sqid scheme can add/subtract vectors of dimension 6 (resp 5,4,3,2) in characteristic 3 (resp 5, 7, 11-19, 23-127) by means of simple table-lookups and addition/subtraction. <text:s/>It is therefore useful to know the boundaries of the bar41 scheme in some detail so that addition schemes for higher degrees in these characteristics can be devised.</text:p>
      <text:p text:style-name="P92"/>
      <text:p text:style-name="P92"><text:tab/><text:tab/>Barrett 41 and spac/sqid table</text:p>
      <text:p text:style-name="P86"/>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95">char</text:p>
          </table:table-cell>
          <table:table-cell table:style-name="Table2.A1" office:value-type="string">
            <text:p text:style-name="P95">spaclev</text:p>
          </table:table-cell>
          <table:table-cell table:style-name="Table2.A1" office:value-type="string">
            <text:p text:style-name="P95">limit</text:p>
          </table:table-cell>
          <table:table-cell table:style-name="Table2.A1" office:value-type="string">
            <text:p text:style-name="P95">spac/sqid</text:p>
          </table:table-cell>
          <table:table-cell table:style-name="Table2.E1" office:value-type="string">
            <text:p text:style-name="P95">Barrett multiplier</text:p>
          </table:table-cell>
        </table:table-row>
        <table:table-row>
          <table:table-cell table:style-name="Table2.A2" office:value-type="string">
            <text:p text:style-name="P95"><text:s text:c="2"/>3</text:p>
          </table:table-cell>
          <table:table-cell table:style-name="Table2.A2" office:value-type="string">
            <text:p text:style-name="P95"><text:s text:c="2"/>6</text:p>
          </table:table-cell>
          <table:table-cell table:style-name="Table2.A2" office:value-type="string">
            <text:p text:style-name="P95"><text:s text:c="3"/>3<text:span text:style-name="T29">20</text:span></text:p>
          </table:table-cell>
          <table:table-cell table:style-name="Table2.A2" office:value-type="string">
            <text:p text:style-name="P95"><text:s text:c="3"/>3<text:span text:style-name="T29">6</text:span></text:p>
          </table:table-cell>
          <table:table-cell table:style-name="Table2.E2" office:value-type="string">
            <text:p text:style-name="P95">3 016 492 806</text:p>
          </table:table-cell>
        </table:table-row>
        <table:table-row>
          <table:table-cell table:style-name="Table2.A2" office:value-type="string">
            <text:p text:style-name="P95"><text:s text:c="2"/>5</text:p>
          </table:table-cell>
          <table:table-cell table:style-name="Table2.A2" office:value-type="string">
            <text:p text:style-name="P95"><text:s text:c="2"/>5</text:p>
          </table:table-cell>
          <table:table-cell table:style-name="Table2.A2" office:value-type="string">
            <text:p text:style-name="P95"><text:s text:c="3"/>5<text:span text:style-name="T29">13</text:span></text:p>
          </table:table-cell>
          <table:table-cell table:style-name="Table2.A2" office:value-type="string">
            <text:p text:style-name="P95"><text:s text:c="3"/>5<text:span text:style-name="T29">5</text:span></text:p>
          </table:table-cell>
          <table:table-cell table:style-name="Table2.E2" office:value-type="string">
            <text:p text:style-name="P95">703 687 442</text:p>
          </table:table-cell>
        </table:table-row>
        <table:table-row>
          <table:table-cell table:style-name="Table2.A2" office:value-type="string">
            <text:p text:style-name="P95"><text:s text:c="2"/>7</text:p>
          </table:table-cell>
          <table:table-cell table:style-name="Table2.A2" office:value-type="string">
            <text:p text:style-name="P95"><text:s text:c="2"/>4</text:p>
          </table:table-cell>
          <table:table-cell table:style-name="Table2.A2" office:value-type="string">
            <text:p text:style-name="P95"><text:s text:c="3"/>7<text:span text:style-name="T29">12</text:span></text:p>
          </table:table-cell>
          <table:table-cell table:style-name="Table2.A2" office:value-type="string">
            <text:p text:style-name="P95"><text:s text:c="3"/>7<text:span text:style-name="T29">4</text:span></text:p>
          </table:table-cell>
          <table:table-cell table:style-name="Table2.E2" office:value-type="string">
            <text:p text:style-name="P95">915 878 074</text:p>
          </table:table-cell>
        </table:table-row>
        <table:table-row>
          <table:table-cell table:style-name="Table2.A2" office:value-type="string">
            <text:p text:style-name="P95"><text:s/>11</text:p>
          </table:table-cell>
          <table:table-cell table:style-name="Table2.A2" office:value-type="string">
            <text:p text:style-name="P95"><text:s text:c="2"/>3</text:p>
          </table:table-cell>
          <table:table-cell table:style-name="Table2.A2" office:value-type="string">
            <text:p text:style-name="P95"><text:s text:c="2"/>11<text:span text:style-name="T29">9</text:span></text:p>
          </table:table-cell>
          <table:table-cell table:style-name="Table2.A2" office:value-type="string">
            <text:p text:style-name="P95"><text:s text:c="2"/>11<text:span text:style-name="T29">3</text:span></text:p>
          </table:table-cell>
          <table:table-cell table:style-name="Table2.E2" office:value-type="string">
            <text:p text:style-name="P95">1 652 158 720</text:p>
          </table:table-cell>
        </table:table-row>
        <table:table-row>
          <table:table-cell table:style-name="Table2.A2" office:value-type="string">
            <text:p text:style-name="P95"><text:s/>13</text:p>
          </table:table-cell>
          <table:table-cell table:style-name="Table2.A2" office:value-type="string">
            <text:p text:style-name="P95"><text:s text:c="2"/>3</text:p>
          </table:table-cell>
          <table:table-cell table:style-name="Table2.A2" office:value-type="string">
            <text:p text:style-name="P95"><text:s text:c="2"/>13<text:span text:style-name="T29">8</text:span> </text:p>
          </table:table-cell>
          <table:table-cell table:style-name="Table2.A2" office:value-type="string">
            <text:p text:style-name="P95"><text:s text:c="2"/>13<text:span text:style-name="T29">3</text:span></text:p>
          </table:table-cell>
          <table:table-cell table:style-name="Table2.E2" office:value-type="string">
            <text:p text:style-name="P95">1 000 920 918</text:p>
          </table:table-cell>
        </table:table-row>
        <text:soft-page-break/>
        <table:table-row>
          <table:table-cell table:style-name="Table2.A2" office:value-type="string">
            <text:p text:style-name="P95"><text:s/>17</text:p>
          </table:table-cell>
          <table:table-cell table:style-name="Table2.A2" office:value-type="string">
            <text:p text:style-name="P95"><text:s text:c="2"/>3</text:p>
          </table:table-cell>
          <table:table-cell table:style-name="Table2.A2" office:value-type="string">
            <text:p text:style-name="P95"><text:s text:c="2"/>17<text:span text:style-name="T29">7</text:span></text:p>
          </table:table-cell>
          <table:table-cell table:style-name="Table2.A2" office:value-type="string">
            <text:p text:style-name="P95"><text:s text:c="2"/>17<text:span text:style-name="T29">3</text:span></text:p>
          </table:table-cell>
          <table:table-cell table:style-name="Table2.E2" office:value-type="string">
            <text:p text:style-name="P95">447 592 766</text:p>
          </table:table-cell>
        </table:table-row>
        <table:table-row>
          <table:table-cell table:style-name="Table2.A2" office:value-type="string">
            <text:p text:style-name="P95"><text:s/>19</text:p>
          </table:table-cell>
          <table:table-cell table:style-name="Table2.A2" office:value-type="string">
            <text:p text:style-name="P95"><text:s text:c="2"/>3</text:p>
          </table:table-cell>
          <table:table-cell table:style-name="Table2.A2" office:value-type="string">
            <text:p text:style-name="P95"><text:s text:c="2"/>19<text:span text:style-name="T29">6</text:span></text:p>
          </table:table-cell>
          <table:table-cell table:style-name="Table2.A2" office:value-type="string">
            <text:p text:style-name="P95"><text:s text:c="2"/>19<text:span text:style-name="T29">3</text:span></text:p>
          </table:table-cell>
          <table:table-cell table:style-name="Table2.E2" office:value-type="string">
            <text:p text:style-name="P95">320 604 062</text:p>
          </table:table-cell>
        </table:table-row>
        <table:table-row>
          <table:table-cell table:style-name="Table2.A2" office:value-type="string">
            <text:p text:style-name="P95"><text:s/>23</text:p>
          </table:table-cell>
          <table:table-cell table:style-name="Table2.A2" office:value-type="string">
            <text:p text:style-name="P95"><text:s text:c="2"/>2</text:p>
          </table:table-cell>
          <table:table-cell table:style-name="Table2.A2" office:value-type="string">
            <text:p text:style-name="P95"><text:s text:c="2"/>23<text:span text:style-name="T29">7</text:span></text:p>
          </table:table-cell>
          <table:table-cell table:style-name="Table2.A2" office:value-type="string">
            <text:p text:style-name="P95"><text:s text:c="2"/>23<text:span text:style-name="T29">2</text:span></text:p>
          </table:table-cell>
          <table:table-cell table:style-name="Table2.E2" office:value-type="string">
            <text:p text:style-name="P95">4 156 943 773</text:p>
          </table:table-cell>
        </table:table-row>
        <table:table-row>
          <table:table-cell table:style-name="Table2.A2" office:value-type="string">
            <text:p text:style-name="P95"><text:s/>29</text:p>
          </table:table-cell>
          <table:table-cell table:style-name="Table2.A2" office:value-type="string">
            <text:p text:style-name="P95"><text:s text:c="2"/>2</text:p>
          </table:table-cell>
          <table:table-cell table:style-name="Table2.A2" office:value-type="string">
            <text:p text:style-name="P95"><text:s text:c="2"/>29<text:span text:style-name="T29">6</text:span></text:p>
          </table:table-cell>
          <table:table-cell table:style-name="Table2.A2" office:value-type="string">
            <text:p text:style-name="P95"><text:s text:c="2"/>29<text:span text:style-name="T29">2</text:span></text:p>
          </table:table-cell>
          <table:table-cell table:style-name="Table2.E2" office:value-type="string">
            <text:p text:style-name="P95">2 614 772 005</text:p>
          </table:table-cell>
        </table:table-row>
        <table:table-row>
          <table:table-cell table:style-name="Table2.A2" office:value-type="string">
            <text:p text:style-name="P95"><text:s/>31</text:p>
          </table:table-cell>
          <table:table-cell table:style-name="Table2.A2" office:value-type="string">
            <text:p text:style-name="P95"><text:s text:c="2"/>2</text:p>
          </table:table-cell>
          <table:table-cell table:style-name="Table2.A2" office:value-type="string">
            <text:p text:style-name="P95"><text:s text:c="2"/>31<text:span text:style-name="T29">6</text:span></text:p>
          </table:table-cell>
          <table:table-cell table:style-name="Table2.A2" office:value-type="string">
            <text:p text:style-name="P95"><text:s text:c="2"/>31<text:span text:style-name="T29">2</text:span></text:p>
          </table:table-cell>
          <table:table-cell table:style-name="Table2.E2" office:value-type="string">
            <text:p text:style-name="P95">2 288 265 615</text:p>
          </table:table-cell>
        </table:table-row>
        <table:table-row>
          <table:table-cell table:style-name="Table2.A2" office:value-type="string">
            <text:p text:style-name="P95"><text:s/>37</text:p>
          </table:table-cell>
          <table:table-cell table:style-name="Table2.A2" office:value-type="string">
            <text:p text:style-name="P95"><text:s text:c="2"/>2</text:p>
          </table:table-cell>
          <table:table-cell table:style-name="Table2.A2" office:value-type="string">
            <text:p text:style-name="P95"><text:s text:c="2"/>37<text:span text:style-name="T29">6</text:span></text:p>
          </table:table-cell>
          <table:table-cell table:style-name="Table2.A2" office:value-type="string">
            <text:p text:style-name="P95"><text:s text:c="2"/>37<text:span text:style-name="T29">2</text:span></text:p>
          </table:table-cell>
          <table:table-cell table:style-name="Table2.E2" office:value-type="string">
            <text:p text:style-name="P95">1 606 298 945</text:p>
          </table:table-cell>
        </table:table-row>
        <table:table-row>
          <table:table-cell table:style-name="Table2.A2" office:value-type="string">
            <text:p text:style-name="P95"><text:s/>41</text:p>
          </table:table-cell>
          <table:table-cell table:style-name="Table2.A2" office:value-type="string">
            <text:p text:style-name="P95"><text:s text:c="2"/>2</text:p>
          </table:table-cell>
          <table:table-cell table:style-name="Table2.A2" office:value-type="string">
            <text:p text:style-name="P95"><text:s text:c="2"/>41<text:span text:style-name="T29">5</text:span></text:p>
          </table:table-cell>
          <table:table-cell table:style-name="Table2.A2" office:value-type="string">
            <text:p text:style-name="P95"><text:s text:c="2"/>41<text:span text:style-name="T29">2</text:span></text:p>
          </table:table-cell>
          <table:table-cell table:style-name="Table2.E2" office:value-type="string">
            <text:p text:style-name="P95">1 308 163 746</text:p>
          </table:table-cell>
        </table:table-row>
        <table:table-row>
          <table:table-cell table:style-name="Table2.A2" office:value-type="string">
            <text:p text:style-name="P95"><text:s/>- - -</text:p>
          </table:table-cell>
          <table:table-cell table:style-name="Table2.A2" office:value-type="string">
            <text:p text:style-name="P95"><text:s text:c="2"/>2</text:p>
          </table:table-cell>
          <table:table-cell table:style-name="Table2.A2" office:value-type="string">
            <text:p text:style-name="P95"><text:s text:c="2"/>- - <text:span text:style-name="T29">5</text:span><text:span text:style-name="T10"> </text:span></text:p>
          </table:table-cell>
          <table:table-cell table:style-name="Table2.A2" office:value-type="string">
            <text:p text:style-name="P95"><text:s text:c="2"/>- - <text:span text:style-name="T29">2</text:span><text:span text:style-name="T10"> </text:span></text:p>
          </table:table-cell>
          <table:table-cell table:style-name="Table2.E2" office:value-type="string">
            <text:p text:style-name="P95"><text:s/>- - - - - -</text:p>
          </table:table-cell>
        </table:table-row>
        <table:table-row>
          <table:table-cell table:style-name="Table2.A2" office:value-type="string">
            <text:p text:style-name="P95"><text:s/>59</text:p>
          </table:table-cell>
          <table:table-cell table:style-name="Table2.A2" office:value-type="string">
            <text:p text:style-name="P95"><text:s text:c="2"/>2</text:p>
          </table:table-cell>
          <table:table-cell table:style-name="Table2.A2" office:value-type="string">
            <text:p text:style-name="P95"><text:s text:c="2"/>59<text:span text:style-name="T29">5</text:span></text:p>
          </table:table-cell>
          <table:table-cell table:style-name="Table2.A2" office:value-type="string">
            <text:p text:style-name="P95"><text:s text:c="2"/>59<text:span text:style-name="T29">2</text:span></text:p>
          </table:table-cell>
          <table:table-cell table:style-name="Table2.E2" office:value-type="string">
            <text:p text:style-name="P95">631 721 706</text:p>
          </table:table-cell>
        </table:table-row>
        <table:table-row>
          <table:table-cell table:style-name="Table2.A2" office:value-type="string">
            <text:p text:style-name="P95"><text:s/>61</text:p>
          </table:table-cell>
          <table:table-cell table:style-name="Table2.A2" office:value-type="string">
            <text:p text:style-name="P95"><text:s text:c="2"/>2</text:p>
          </table:table-cell>
          <table:table-cell table:style-name="Table2.A2" office:value-type="string">
            <text:p text:style-name="P95"><text:s text:c="2"/>61<text:span text:style-name="T29">4</text:span></text:p>
          </table:table-cell>
          <table:table-cell table:style-name="Table2.A2" office:value-type="string">
            <text:p text:style-name="P95"><text:s text:c="2"/>61<text:span text:style-name="T29">2</text:span></text:p>
          </table:table-cell>
          <table:table-cell table:style-name="Table2.E2" office:value-type="string">
            <text:p text:style-name="P95">590 976 420</text:p>
          </table:table-cell>
        </table:table-row>
        <table:table-row>
          <table:table-cell table:style-name="Table2.A2" office:value-type="string">
            <text:p text:style-name="P95"><text:s/>- - -</text:p>
          </table:table-cell>
          <table:table-cell table:style-name="Table2.A2" office:value-type="string">
            <text:p text:style-name="P95"><text:s text:c="2"/>2</text:p>
          </table:table-cell>
          <table:table-cell table:style-name="Table2.A2" office:value-type="string">
            <text:p text:style-name="P95"><text:s text:c="2"/>- - <text:span text:style-name="T29">4</text:span></text:p>
          </table:table-cell>
          <table:table-cell table:style-name="Table2.A2" office:value-type="string">
            <text:p text:style-name="P95"><text:s text:c="2"/>- - <text:span text:style-name="T29">2</text:span><text:span text:style-name="T10"> </text:span></text:p>
          </table:table-cell>
          <table:table-cell table:style-name="Table2.E2" office:value-type="string">
            <text:p text:style-name="P95"><text:s/>- - - - - -</text:p>
          </table:table-cell>
        </table:table-row>
        <table:table-row>
          <table:table-cell table:style-name="Table2.A2" office:value-type="string">
            <text:p text:style-name="P95">127</text:p>
          </table:table-cell>
          <table:table-cell table:style-name="Table2.A2" office:value-type="string">
            <text:p text:style-name="P95"><text:s text:c="2"/>2</text:p>
          </table:table-cell>
          <table:table-cell table:style-name="Table2.A2" office:value-type="string">
            <text:p text:style-name="P95"><text:s/>127<text:span text:style-name="T29">4</text:span></text:p>
          </table:table-cell>
          <table:table-cell table:style-name="Table2.A2" office:value-type="string">
            <text:p text:style-name="P95"><text:s/>127<text:span text:style-name="T29">2</text:span></text:p>
          </table:table-cell>
          <table:table-cell table:style-name="Table2.E2" office:value-type="string">
            <text:p text:style-name="P95">136 339 715</text:p>
          </table:table-cell>
        </table:table-row>
        <table:table-row>
          <table:table-cell table:style-name="Table2.A2" office:value-type="string">
            <text:p text:style-name="P95">131</text:p>
          </table:table-cell>
          <table:table-cell table:style-name="Table2.A2" office:value-type="string">
            <text:p text:style-name="P95"><text:s text:c="2"/>1</text:p>
          </table:table-cell>
          <table:table-cell table:style-name="Table2.A2" office:value-type="string">
            <text:p text:style-name="P95"><text:s/>131<text:span text:style-name="T29">4</text:span></text:p>
          </table:table-cell>
          <table:table-cell table:style-name="Table2.A2" office:value-type="string">
            <text:p text:style-name="P95">-------</text:p>
          </table:table-cell>
          <table:table-cell table:style-name="Table2.E2" office:value-type="string">
            <text:p text:style-name="P95">16 786 437 066</text:p>
          </table:table-cell>
        </table:table-row>
        <table:table-row>
          <table:table-cell table:style-name="Table2.A2" office:value-type="string">
            <text:p text:style-name="P95"><text:s/>- -</text:p>
          </table:table-cell>
          <table:table-cell table:style-name="Table2.A2" office:value-type="string">
            <text:p text:style-name="P95"><text:s text:c="2"/>1</text:p>
          </table:table-cell>
          <table:table-cell table:style-name="Table2.A2" office:value-type="string">
            <text:p text:style-name="P95"><text:s text:c="2"/>- - <text:span text:style-name="T29">4</text:span></text:p>
          </table:table-cell>
          <table:table-cell table:style-name="Table2.A2" office:value-type="string">
            <text:p text:style-name="P95">-------</text:p>
          </table:table-cell>
          <table:table-cell table:style-name="Table2.E2" office:value-type="string">
            <text:p text:style-name="P95"><text:s/>- - - - - -</text:p>
          </table:table-cell>
        </table:table-row>
        <table:table-row>
          <table:table-cell table:style-name="Table2.A2" office:value-type="string">
            <text:p text:style-name="P95">199</text:p>
          </table:table-cell>
          <table:table-cell table:style-name="Table2.A2" office:value-type="string">
            <text:p text:style-name="P95"><text:s text:c="2"/>1</text:p>
          </table:table-cell>
          <table:table-cell table:style-name="Table2.A2" office:value-type="string">
            <text:p text:style-name="P95"><text:s/>199<text:span text:style-name="T29">4</text:span></text:p>
          </table:table-cell>
          <table:table-cell table:style-name="Table2.A2" office:value-type="string">
            <text:p text:style-name="P95">-------</text:p>
          </table:table-cell>
          <table:table-cell table:style-name="Table2.E2" office:value-type="string">
            <text:p text:style-name="P95">11 50 368 119</text:p>
          </table:table-cell>
        </table:table-row>
        <table:table-row>
          <table:table-cell table:style-name="Table2.A2" office:value-type="string">
            <text:p text:style-name="P95">211</text:p>
          </table:table-cell>
          <table:table-cell table:style-name="Table2.A2" office:value-type="string">
            <text:p text:style-name="P95"><text:s text:c="2"/>1</text:p>
          </table:table-cell>
          <table:table-cell table:style-name="Table2.A2" office:value-type="string">
            <text:p text:style-name="P95"><text:s/>211<text:span text:style-name="T29">3</text:span></text:p>
          </table:table-cell>
          <table:table-cell table:style-name="Table2.A2" office:value-type="string">
            <text:p text:style-name="P95">-------</text:p>
          </table:table-cell>
          <table:table-cell table:style-name="Table2.E2" office:value-type="string">
            <text:p text:style-name="P95">10 41 911 164</text:p>
          </table:table-cell>
        </table:table-row>
        <table:table-row>
          <table:table-cell table:style-name="Table2.A2" office:value-type="string">
            <text:p text:style-name="P95"><text:s/>- -</text:p>
          </table:table-cell>
          <table:table-cell table:style-name="Table2.A2" office:value-type="string">
            <text:p text:style-name="P95"><text:s text:c="2"/>1</text:p>
          </table:table-cell>
          <table:table-cell table:style-name="Table2.A2" office:value-type="string">
            <text:p text:style-name="P95"><text:s/>- - <text:span text:style-name="T29">3</text:span><text:span text:style-name="T10"> </text:span></text:p>
          </table:table-cell>
          <table:table-cell table:style-name="Table2.A2" office:value-type="string">
            <text:p text:style-name="P95">-------</text:p>
          </table:table-cell>
          <table:table-cell table:style-name="Table2.E2" office:value-type="string">
            <text:p text:style-name="P95"><text:s/>- - - - - -</text:p>
          </table:table-cell>
        </table:table-row>
        <table:table-row>
          <table:table-cell table:style-name="Table2.A2" office:value-type="string">
            <text:p text:style-name="P95">1277</text:p>
          </table:table-cell>
          <table:table-cell table:style-name="Table2.A2" office:value-type="string">
            <text:p text:style-name="P95"><text:s text:c="2"/>1</text:p>
          </table:table-cell>
          <table:table-cell table:style-name="Table2.A2" office:value-type="string">
            <text:p text:style-name="P95">1277<text:span text:style-name="T29">3</text:span></text:p>
          </table:table-cell>
          <table:table-cell table:style-name="Table2.A2" office:value-type="string">
            <text:p text:style-name="P95">-------</text:p>
          </table:table-cell>
          <table:table-cell table:style-name="Table2.E2" office:value-type="string">
            <text:p text:style-name="P95">1 722 022 910</text:p>
          </table:table-cell>
        </table:table-row>
        <table:table-row>
          <table:table-cell table:style-name="Table2.A2" office:value-type="string">
            <text:p text:style-name="P95">1279</text:p>
          </table:table-cell>
          <table:table-cell table:style-name="Table2.A2" office:value-type="string">
            <text:p text:style-name="P95"><text:s text:c="2"/>1</text:p>
          </table:table-cell>
          <table:table-cell table:style-name="Table2.A2" office:value-type="string">
            <text:p text:style-name="P95">1279<text:span text:style-name="T29">2</text:span></text:p>
          </table:table-cell>
          <table:table-cell table:style-name="Table2.A2" office:value-type="string">
            <text:p text:style-name="P95">-------</text:p>
          </table:table-cell>
          <table:table-cell table:style-name="Table2.E2" office:value-type="string">
            <text:p text:style-name="P95">1 713 969 802</text:p>
          </table:table-cell>
        </table:table-row>
        <table:table-row>
          <table:table-cell table:style-name="Table2.A2" office:value-type="string">
            <text:p text:style-name="P95"><text:s/>- - </text:p>
          </table:table-cell>
          <table:table-cell table:style-name="Table2.A2" office:value-type="string">
            <text:p text:style-name="P95"><text:s text:c="2"/>1</text:p>
          </table:table-cell>
          <table:table-cell table:style-name="Table2.A2" office:value-type="string">
            <text:p text:style-name="P95"><text:s/>- - <text:span text:style-name="T29">2</text:span></text:p>
          </table:table-cell>
          <table:table-cell table:style-name="Table2.A2" office:value-type="string">
            <text:p text:style-name="P95">-------</text:p>
          </table:table-cell>
          <table:table-cell table:style-name="Table2.E2" office:value-type="string">
            <text:p text:style-name="P95"><text:s/>- - - - - -</text:p>
          </table:table-cell>
        </table:table-row>
        <table:table-row>
          <table:table-cell table:style-name="Table2.A2" office:value-type="string">
            <text:p text:style-name="P95">13339</text:p>
          </table:table-cell>
          <table:table-cell table:style-name="Table2.A2" office:value-type="string">
            <text:p text:style-name="P95"><text:s text:c="2"/>1</text:p>
          </table:table-cell>
          <table:table-cell table:style-name="Table2.A2" office:value-type="string">
            <text:p text:style-name="P95">13339<text:span text:style-name="T29">2</text:span></text:p>
          </table:table-cell>
          <table:table-cell table:style-name="Table2.A2" office:value-type="string">
            <text:p text:style-name="P95">-------</text:p>
          </table:table-cell>
          <table:table-cell table:style-name="Table2.E2" office:value-type="string">
            <text:p text:style-name="P95">164 856 681</text:p>
          </table:table-cell>
        </table:table-row>
        <table:table-row>
          <table:table-cell table:style-name="Table2.A2" office:value-type="string">
            <text:p text:style-name="P95">13367</text:p>
          </table:table-cell>
          <table:table-cell table:style-name="Table2.A2" office:value-type="string">
            <text:p text:style-name="P95">None</text:p>
          </table:table-cell>
          <table:table-cell table:style-name="Table2.A2" office:value-type="string">
            <text:p text:style-name="P95">None</text:p>
          </table:table-cell>
          <table:table-cell table:style-name="Table2.A2" office:value-type="string">
            <text:p text:style-name="P95">-------</text:p>
          </table:table-cell>
          <table:table-cell table:style-name="Table2.E2" office:value-type="string">
            <text:p text:style-name="P95">None.</text:p>
          </table:table-cell>
        </table:table-row>
      </table:table>
      <text:p text:style-name="P86"/>
      <text:p text:style-name="P86"/>
      <text:p text:style-name="P60">Section 14 - The main algorithms used.</text:p>
      <text:p text:style-name="P44"/>
      <text:p text:style-name="P68"><text:span text:style-name="T44">DSMad</text:span><text:span text:style-name="T40">. <text:s/>This is the most performance critical routine in the field module, since it is used in the layer-2 echelize proggy to do the cleaning. <text:s/>Nevertheless the main work of the layer-4 echelize is done by using the hpmi interface, so that no long-running program should be spending much of its time in this routine. <text:s/>Nevertheless there is no need to be slack!</text:span></text:p>
      <text:p text:style-name="P86"/>
      <text:p text:style-name="P68"><text:span text:style-name="T45">dsmadtyp=1</text:span><text:span text:style-name="T40"> for { 2, 4, 8, 16, 32, 64, 128, 256 }</text:span></text:p>
      <text:p text:style-name="P86">If the multipler is zero, just return, and if the multiplier is 1, a call to DAdd is made. <text:s/>Notice that for the field of order 2 these are the only possibilities. Otherwise the multiplier is converted into a pointer to the beginning of the row of mad8 for that multiplier. <text:s/>Each uint8 is then <text:soft-page-break/>extracted, looked up in this table (in L1 cache), then the resulting byte and the byte in the answer vector are XOR'd together to produce the answer byte.</text:p>
      <text:p text:style-name="P68"><text:span text:style-name="T45">dsmadtyp=2</text:span><text:span text:style-name="T40"> for { 3, 5, 7, 9, 11, 13, 25, 27, 49, 81, 121, 125, 169, 243 }</text:span></text:p>
      <text:p text:style-name="P86">For these fields, DSMad is implemented by initially inspecting the multiplier, and if it is zero just return, and if it is 1 a call to DAdd is made (q.v.). <text:s/>Otherwise the multiplier is converted into a pointer to the beginning of the row of mad8 for that multiplier. <text:s/>Each uint8 is then extracted, looked up in this table (in L1 cache), then the resulting byte and the byte in the answer vector are looked up in the add8 table - a look-up which may somewhat exceed the capacity of L1, especially for fields of order 3 and 243.</text:p>
      <text:p text:style-name="P68"><text:span text:style-name="T45">dsmadtyp=3</text:span><text:span text:style-name="T40"> for primes 17-251</text:span></text:p>
      <text:p text:style-name="P86">If the multipler is zero, just return, and if the multiplier is 1, a call to DAdd is made. Otherwise the multiplier is converted into a pointer to the beginning of the row of mad8 for that multiplier. <text:s/>Each uint8 is then extracted, looked up in this table (in L1 cache), then the resulting byte and the byte in the answer vector are added together, and then looked up in the red8 table (again in L1 cache) to produce the answer byte.</text:p>
      <text:p text:style-name="P68"><text:span text:style-name="T45">dsmadtyp=4</text:span><text:span text:style-name="T40"> for primes 257-65521</text:span></text:p>
      <text:p text:style-name="P86">Despite the availability of log, zech and even reduction tables, I believe that the simple <text:s text:c="2"/>(a*b+c)%p is the fastest way of doing this case. <text:s/>It is probably important too that the work is done with uint32, since the 64-bit division would usually be considerably slower. <text:s/><text:span text:style-name="T51">TBD I am not convinced. <text:s/>I suspect log for multiply would be better.</text:span></text:p>
      <text:p text:style-name="P68"><text:span text:style-name="T45">dsmadtyp=5</text:span><text:span text:style-name="T40"> for odd composites 289-4200</text:span></text:p>
      <text:p text:style-name="P68"><text:span text:style-name="T40">The multiplier must be tested for zero, and a return made if so. <text:s/></text:span><text:span text:style-name="T43">I am not clear whether a test for 1 is worthwhile.</text:span><text:span text:style-name="T40"> <text:s/>The log16 of the multiplier is then found. <text:s/>For each coordinate, the entry from the first vector is extracted, and this must also be tested for zero (and pass on to the next coordinate if so). <text:s/>Otherwise the log16 of this is also found and added to the previous one. <text:s/>This is then reduced modulo q-1 using rdlg16. <text:s text:c="2"/>The other entry is fetched and again a test for zero made (alog the other entry and store it if so) before looking this up also in the log table. <text:s/>The difference between these two log values is then computed and reduced mod q-1 (rdlg16 again), after which the result is looked up in zech16. <text:s/>Yet a further test for zero (stored as q-1 in the zech16 table) must be made (just store zero if so) before adding the log back in, reducing mod q-1 (third use of rdlg16) then using alog to finally produce the answer.</text:span></text:p>
      <text:p text:style-name="P68"><text:span text:style-name="T45">dsmadtyp=6</text:span><text:span text:style-name="T40"> for even characteristic between 512 and 4096</text:span></text:p>
      <text:p text:style-name="P68"><text:span text:style-name="T40">The multiplier must be tested for zero, and a return made if so. <text:s/></text:span><text:span text:style-name="T43">I am not clear whether a test for 1 is worthwhile.</text:span><text:span text:style-name="T40"> <text:s/>The log16 of the multiplier is then found. <text:s/>For each coordinate, the entry from the first vector is extracted, and this must also be tested for zero (and pass on to the next coordinate if so). <text:s/>Otherwise the log16 of this is also found and added to the previous one. <text:s/>This is then reduced modulo q-1 using rdlg16 and then alog16 of this looked up. <text:s text:c="2"/>The other entry is fetched and their XOR put back into the answer vector.</text:span></text:p>
      <text:p text:style-name="P68"><text:span text:style-name="T45">dsmadtyp=7</text:span><text:span text:style-name="T40"> for odd composites 4200-65536</text:span></text:p>
      <text:p text:style-name="P86">The processing for this case is identical to that for dsmadtype=5, except that the three reductions modulo q-1 are done using %qminus1 instead of using the rdlg16 table.</text:p>
      <text:p text:style-name="P68"><text:span text:style-name="T45">dsmadtyp=8</text:span><text:span text:style-name="T40"> for even characteristic between 8192 and 65536</text:span></text:p>
      <text:p text:style-name="P86">The processing for this case is identical to that for dsmadtype=6, except that the three <text:soft-page-break/>reductions modulo q-1 are done using %qminus1 instead of using the rdlg16 table.</text:p>
      <text:p text:style-name="P68"><text:span text:style-name="T45">dsmadtyp=9</text:span><text:span text:style-name="T40"> for primes between 65527 and 2</text:span><text:span text:style-name="T30">32</text:span><text:span text:style-name="T40">.</text:span></text:p>
      <text:p text:style-name="P86">(a*b+c)%p is used for each entry, like dsmadtyp 4 except that uint32* must be used for the pointers. <text:s/>The code takes care that although the numerator is 64 bits, the denominator is only 32 bits. <text:s/>Current x86 processors seem unable to use this fact, but it may become useful on later processors.</text:p>
      <text:p text:style-name="P68"><text:span text:style-name="T45">dsmadtyp=10</text:span><text:span text:style-name="T40"> for odd composites between 65527 and 2</text:span><text:span text:style-name="T30">32</text:span><text:span text:style-name="T40">.</text:span></text:p>
      <text:p text:style-name="P86">This case is implemented by simply calling qmul and qadd. <text:s/><text:span text:style-name="T51">I suspect that this case could be improved considerably if it were considered important. <text:s/>For example an array could be made of the coefficients of the polynomial of the multiplier, the multiplication can be subjected to Karatsuba, and the reduction speeded up in the (frequent) case where x</text:span><text:span text:style-name="T32">n</text:span><text:span text:style-name="T51"> is the sum of only two terms in the Conway Polynomial. <text:s/></text:span></text:p>
      <text:p text:style-name="P68"><text:span text:style-name="T45">dsmadtyp=11</text:span><text:span text:style-name="T40"> for even characteristic between 2</text:span><text:span text:style-name="T30">17</text:span><text:span text:style-name="T40"> and 2</text:span><text:span text:style-name="T30">32</text:span><text:span text:style-name="T40">.</text:span></text:p>
      <text:p text:style-name="P86">This case is implemented by calling qmul and then XOR. <text:s/><text:span text:style-name="T51">Again improvement could be made if considered useful.</text:span> </text:p>
      <text:p text:style-name="P68"><text:span text:style-name="T45">dsmadtyp=12</text:span><text:span text:style-name="T40"> for odd characteristic (primes and composites) between 2</text:span><text:span text:style-name="T30">32</text:span><text:span text:style-name="T40"> and 2</text:span><text:span text:style-name="T30">64</text:span><text:span text:style-name="T40">.</text:span></text:p>
      <text:p text:style-name="P86">This case is implemented by simply calling qmul and qadd. <text:s/><text:span text:style-name="T51">Clearly room for improvement here also.</text:span></text:p>
      <text:p text:style-name="P68"><text:span text:style-name="T45">dsmadtyp=13</text:span><text:span text:style-name="T40"> for even characteristic between 2</text:span><text:span text:style-name="T30">33</text:span><text:span text:style-name="T40"> and 2</text:span><text:span text:style-name="T30">64</text:span><text:span text:style-name="T40">.</text:span></text:p>
      <text:p text:style-name="P68"><text:span text:style-name="T40">This case is implemented by calling qmul and then XOR. <text:s/></text:span><text:span text:style-name="T43">Improvement possible.</text:span></text:p>
      <text:p text:style-name="P86"/>
      <text:p text:style-name="P68"><text:span text:style-name="T44">DAdd/DSub</text:span><text:span text:style-name="T40">. <text:s/>These routines are used for the Strassen add/subtract and are under considerable performance pressure. <text:s/>The addtyp indicator used here is also used in FieldAdd, FieldSub and FieldNeg.</text:span></text:p>
      <text:p text:style-name="P86"/>
      <text:p text:style-name="P68"><text:span text:style-name="T45">addtyp=1</text:span><text:span text:style-name="T40"> for all characteristic 2.</text:span></text:p>
      <text:p text:style-name="P86">For both DAdd and DSub, the routine XORs "ds-&gt;nob" bytes, using uint8 or uint64 depending on the worst congruence of the pointers and the length. <text:s/>FieldAdd, FieldSub both do XOR in this case, and FieldNeg merely returns its input. <text:s/><text:span text:style-name="T53">TBD</text:span><text:span text:style-name="T52"> it is probably possible to improve on this to do things at 64-bit length more. <text:s/>What are the alignment requirements these days?</text:span></text:p>
      <text:p text:style-name="P68"><text:span text:style-name="T45">addtyp=2</text:span><text:span text:style-name="T40"> for { 3, 5, 7, 9, 11, 13, 25, 27, 49, 81, 121, 125, 169, 243 }.</text:span></text:p>
      <text:p text:style-name="P86">In these cases the add8 table is used to add the entries together and the sub8 table similarly for subtraction. <text:s/>The field operations are done exactly similarly.<text:span text:style-name="T51"> </text:span></text:p>
      <text:p text:style-name="P68"><text:span text:style-name="T45">addtyp=3</text:span><text:span text:style-name="T40"> for primes 17-251.</text:span></text:p>
      <text:p text:style-name="P86">These use addition followed by the red8 table to do the reduction. <text:s/>Subtraction and negation work by computing p+x-y or p-x and looking the result up in red8.</text:p>
      <text:p text:style-name="P68"><text:span text:style-name="T45">addtyp=4</text:span><text:span text:style-name="T40"> for primes 257-65536.</text:span></text:p>
      <text:p text:style-name="P86">These use addition followed by the red16 table to do the reduction. <text:s/>Subtraction and negation work by computing p+x-y or p-x and looking the result up in red16. <text:s/>At the extreme level (65521) the red16 table will pretty-much fill L2 cache at 256K. </text:p>
      <text:p text:style-name="P68"><text:span text:style-name="T45">addtyp=5</text:span><text:span text:style-name="T40"> for odd composites 3</text:span><text:span text:style-name="T30">6</text:span><text:span text:style-name="T40">,5</text:span><text:span text:style-name="T30">4</text:span><text:span text:style-name="T40">-5</text:span><text:span text:style-name="T30">5</text:span><text:span text:style-name="T40">,7</text:span><text:span text:style-name="T30">3</text:span><text:span text:style-name="T40">-7</text:span><text:span text:style-name="T30">4</text:span><text:span text:style-name="T40">,11</text:span><text:span text:style-name="T30">3</text:span><text:span text:style-name="T40">,13</text:span><text:span text:style-name="T30">3</text:span><text:span text:style-name="T40">,17</text:span><text:span text:style-name="T30">2</text:span><text:span text:style-name="T40">-17</text:span><text:span text:style-name="T30">3</text:span><text:span text:style-name="T40">,19</text:span><text:span text:style-name="T30">2</text:span><text:span text:style-name="T40">-19</text:span><text:span text:style-name="T30">3</text:span><text:span text:style-name="T40">,23</text:span><text:span text:style-name="T30">2</text:span><text:span text:style-name="T40">-127</text:span><text:span text:style-name="T30">2</text:span><text:span text:style-name="T40">. <text:s/>The actions performed are <text:s text:c="2"/>x + y = sqid16[spac16[x] + spac16[y]] and </text:span></text:p>
      <text:p text:style-name="P68"><text:span text:style-name="T40">x </text:span><text:span text:style-name="T38">−</text:span><text:span text:style-name="T40"> y = sqid16[f-&gt;spaczero + spac16[x] </text:span><text:span text:style-name="T38">−</text:span><text:span text:style-name="T40"> spac16[y]]. <text:s/>See the descriptons of these tables to see </text:span><text:soft-page-break/><text:span text:style-name="T40">what they contain and how they work. <text:s/></text:span></text:p>
      <text:p text:style-name="P68"><text:span text:style-name="T45">addtyp=6</text:span><text:span text:style-name="T40"> for prime-squares too large for spac/sqid, namely 131</text:span><text:span text:style-name="T30">2</text:span><text:span text:style-name="T40"> up to 251</text:span><text:span text:style-name="T30">2</text:span><text:span text:style-name="T40">. <text:s/>Done using Barrett and then adding and using red8 to reduce.</text:span></text:p>
      <text:p text:style-name="P68"><text:span text:style-name="T45">addtyp=7</text:span><text:span text:style-name="T40"> for primes 65536 - 2</text:span><text:span text:style-name="T30">32</text:span><text:span text:style-name="T40">.</text:span></text:p>
      <text:p text:style-name="P86">These use addition followed by some sort of branch-free conditional to do the reduction. <text:s/></text:p>
      <text:p text:style-name="P68"><text:span text:style-name="T45">addtyp=8</text:span><text:span text:style-name="T40"> for odd composites 65536 - 2</text:span><text:span text:style-name="T30">32</text:span><text:span text:style-name="T40"> where addtype=11 does not apply.</text:span></text:p>
      <text:p text:style-name="P68"><text:span text:style-name="T40">These just use qadd. <text:s/></text:span><text:span text:style-name="T43">This could be improved if required.</text:span><text:span text:style-name="T40"> <text:s/>See also addtyp11.</text:span></text:p>
      <text:p text:style-name="P68"><text:span text:style-name="T45">addtyp=9</text:span><text:span text:style-name="T40"> for primes 2</text:span><text:span text:style-name="T30">32</text:span><text:span text:style-name="T40"> - 2</text:span><text:span text:style-name="T30">63</text:span></text:p>
      <text:p text:style-name="P86">These use addition followed by some sort of branch-free conditional to do the reduction. <text:s/></text:p>
      <text:p text:style-name="P68"><text:span text:style-name="T45">addtyp=10</text:span><text:span text:style-name="T40"> for odd composites above 2</text:span><text:span text:style-name="T30">32</text:span><text:span text:style-name="T40"> and primes bigger than 2</text:span><text:span text:style-name="T30">63</text:span><text:span text:style-name="T40">.</text:span></text:p>
      <text:p text:style-name="P91"><text:span text:style-name="T60">These just use qadd. </text:span><text:s/>This could be improved if required.</text:p>
      <text:p text:style-name="P89"><text:span text:style-name="T57">addtyp=11</text:span><text:span text:style-name="T66"> for 32-bit composites that can be split into two parts each within the range of spac/sqid. <text:s/>Hence pow is at most 2*spaclev and spaclev is at least 2.</text:span></text:p>
      <text:p text:style-name="P89"><text:span text:style-name="T57">addtyp=12</text:span><text:span text:style-name="T66"> for 16-bit composites too large for a single spac/sqid, so Barrett is used once to break it into two parts that are still composite, then spac/sqid is used on both parts.</text:span></text:p>
      <text:p text:style-name="P86"><text:span text:style-name="T58">addtyp=13</text:span> for 32-bit fields of degree 2 where the characteristic is at most 13339. <text:s/>Done using Barrett and then adding and using red16 to reduce.</text:p>
      <text:p text:style-name="P86"><text:span text:style-name="T58">addtyp=14</text:span> for 32-bit fields of degree 3 where the characteristic is between 256 and 1277. <text:s/>It is done much like addtyp 13, except, of course, it is cubic.</text:p>
      <text:p text:style-name="P86"/>
      <text:p text:style-name="P68"><text:span text:style-name="T44">DSMul</text:span><text:span text:style-name="T40">. <text:s/>Although not normally considered a performance-critical routine, there is, as usual, no need to be slack. <text:s/>The multyp indicator is also used in FieldMul, FieldInv and FieldDiv.</text:span></text:p>
      <text:p text:style-name="P86"/>
      <text:p text:style-name="P68"><text:span text:style-name="T45">multyp=1</text:span><text:span text:style-name="T40"> for all fields of order 256 or less.</text:span></text:p>
      <text:p text:style-name="P86">DSMul and FieldMul operate by looking up the byte-pair in the mul8 table. <text:s/>Invert uses the inv8 table, and divide uses inv8 and then mul8.</text:p>
      <text:p text:style-name="P68"><text:span text:style-name="T45">multyp=2</text:span><text:span text:style-name="T40"> for prime fields 256-65536</text:span></text:p>
      <text:p text:style-name="P68"><text:span text:style-name="T40">DSMul and FieldMul simply compute (a*b)%charc, taking care to use 32-bit objects. <text:s/>Invert just uses pinv, and divide uses pinv followed by (a*b)%charc. <text:s/></text:span><text:span text:style-name="T43">TBD I suspect it will be faster to use logs. <text:s/>Also it is not clear whether invert modulo p warrants an inverse table inv16. <text:s/></text:span></text:p>
      <text:p text:style-name="P68"><text:span text:style-name="T45">multyp=3</text:span><text:span text:style-name="T40"> for composite fields 256-4200</text:span></text:p>
      <text:p text:style-name="P86">All the functions use log16, rdlg16 and alog16 with appropriate tests for zero.</text:p>
      <text:p text:style-name="P68"><text:span text:style-name="T45">multyp=4</text:span><text:span text:style-name="T40"> for composite fields 4200-65536</text:span></text:p>
      <text:p text:style-name="P86">All the functions use log16, %qminus1 and alog16 with appropriate tests for zero.</text:p>
      <text:p text:style-name="P68"><text:span text:style-name="T45">multyp=5</text:span><text:span text:style-name="T40"> for prime fields 65536 - 2</text:span><text:span text:style-name="T30">32</text:span></text:p>
      <text:p text:style-name="P86">DSMul and FieldMul simply compute (a*b)%charc. <text:s/>Invert just uses pinv, and divide uses pinv followed by (a*b)%charc.</text:p>
      <text:p text:style-name="P68"><text:span text:style-name="T45">multyp=6</text:span><text:span text:style-name="T40"> for composite fields 65537 - 2</text:span><text:span text:style-name="T30">32</text:span></text:p>
      <text:p text:style-name="P86">These just operate using qmul, qinv and qdiv.</text:p>
      <text:p text:style-name="P68"><text:span text:style-name="T45">multyp=7</text:span><text:span text:style-name="T40"> for all fields 2</text:span><text:span text:style-name="T30">32</text:span><text:span text:style-name="T40"> - 2</text:span><text:span text:style-name="T30">64</text:span></text:p>
      <text:p text:style-name="P86">These also just operate using qmul, qinv and qdiv.</text:p>
      <text:p text:style-name="P86"/>
      <text:p text:style-name="P68"><text:span text:style-name="T44">DPak and DUnpak</text:span><text:span text:style-name="T40">. <text:s/>These two routines both use the paktyp paramter to determine </text:span><text:soft-page-break/><text:span text:style-name="T40">which of 9 algorithms are in use for compressing a vector of field elements into Dfmt.</text:span></text:p>
      <text:p text:style-name="P86"/>
      <text:p text:style-name="P68"><text:span text:style-name="T45">paktyp=0</text:span><text:span text:style-name="T40"> for uint64 elements each holding one field element. <text:s/>2</text:span><text:span text:style-name="T30">32</text:span><text:span text:style-name="T40"> &lt;</text:span><text:span text:style-name="T38"> </text:span><text:span text:style-name="T40">q &lt;</text:span><text:span text:style-name="T38"> </text:span><text:span text:style-name="T40">2</text:span><text:span text:style-name="T30">64</text:span><text:span text:style-name="T40">.</text:span></text:p>
      <text:p text:style-name="P68"><text:span text:style-name="T45">paktyp=1</text:span><text:span text:style-name="T40"> for uint32 elements each holding one field element. <text:s/>2</text:span><text:span text:style-name="T30">16</text:span><text:span text:style-name="T40"> &lt;</text:span><text:span text:style-name="T38"> </text:span><text:span text:style-name="T40">q </text:span><text:span text:style-name="T38">≤ </text:span><text:span text:style-name="T40">2</text:span><text:span text:style-name="T30">32</text:span><text:span text:style-name="T40">.</text:span></text:p>
      <text:p text:style-name="P68"><text:span text:style-name="T45">paktyp=2</text:span><text:span text:style-name="T40"> for uint16 elements each holding one field element. 257 </text:span><text:span text:style-name="T38">≤ </text:span><text:span text:style-name="T40">q </text:span><text:span text:style-name="T38">≤ </text:span><text:span text:style-name="T40">65536</text:span></text:p>
      <text:p text:style-name="P68"><text:span text:style-name="T45">paktyp=3</text:span><text:span text:style-name="T40"> for uint8 elements each holding one field element. 17 </text:span><text:span text:style-name="T38">≤ </text:span><text:span text:style-name="T40">q </text:span><text:span text:style-name="T38">≤ </text:span><text:span text:style-name="T40">256</text:span><text:span text:style-name="T38">.</text:span></text:p>
      <text:p text:style-name="P68"><text:span text:style-name="T45">paktyp=4</text:span><text:span text:style-name="T40"> for uint8 elements each holding two field elements. <text:s/>These are held as a + fdef*b for the vector [a,b] (notice - little-endian). <text:s/>q is one of { 7, 8, 9, 11, 13, 16 }</text:span></text:p>
      <text:p text:style-name="P86"><text:span text:style-name="T58">paktyp=5</text:span> for uint8 elements each holding three field elements. <text:s/>These are similarly held little endian (a+qb+q<text:span text:style-name="T29">2</text:span>c for [a,b,c]) and the paktyp is only used for the field of order 5.</text:p>
      <text:p text:style-name="P86"><text:span text:style-name="T58">paktyp=6</text:span> for uint8 elements each holding four field elements. <text:s/>These are similarly held little endian and the paktyp is only used for the field of order 4.</text:p>
      <text:p text:style-name="P86"><text:span text:style-name="T58">paktyp=7</text:span> for uint8 elements each holding five field elements. <text:s/>These are similarly held little endian and the paktyp is only used for the field of order 3.</text:p>
      <text:p text:style-name="P86"><text:span text:style-name="T58">paktyp=8</text:span> for uint8 elements each holding eight field elements. <text:s/>These are similarly held little endian and the paktyp is only used for the field of order 2.</text:p>
      <text:p text:style-name="P86"/>
      <text:p text:style-name="P91">For the small fields, and particularly 3,5,7,9,11,13 where divisions are involved, it seems highly likely that skillful application of look-up tables would make a positive improvement to performance. <text:s/>I am currently not convinced of the need for this.</text:p>
      <text:p text:style-name="P86"/>
      <text:p text:style-name="P86"><text:span text:style-name="T50">DNzl</text:span>. <text:s/>This routine is, as far as I know, not particularly performance critical, so it works by first looking through up to nob bytes to find the first non-zero byte, and then uses paktyp to determine what it now knows. <text:s/>For paktyp 0-3 a computation on the byte number (divide by 8, 4, 2 or '1') gives the column number. <text:s/>Otherwise the byte number is multiplied by entbyte and the DUnpak routine called repeatedly to get the exact index. <text:s/><text:span text:style-name="T51">Of course this latter step could be streamlined with lookup tables, but there seems to be no need.</text:span></text:p>
      <text:p text:style-name="P91"/>
      <text:p text:style-name="P68"><text:span text:style-name="T44">DCut</text:span><text:span text:style-name="T40"> <text:s/>This routine, which is under some performance pressure, is designed to use memcpy and memset wherever possible. <text:s/>There are look-up tables early8 and late8 that are used to "shift" the data since, in odd characteristic ordinary bit shifts are not appropriate. <text:s/>The routine first computes a few data items about what it is going to do, and then come the 12 cases depending on whether there are bytes to zeroize, shifts to do in general and many special cases.</text:span></text:p>
      <text:p text:style-name="P86"/>
      <text:p text:style-name="P86">Matrix is [ col columns ignored ] <text:s/>[ movecols columns moved ] <text:s/>[ remaining columns ]</text:p>
      <text:p text:style-name="P86">..........................................................................................lbmbits</text:p>
      <text:p text:style-name="P86"/>
      <text:p text:style-name="P86">Clipboard <text:s/>is [ movecols columns moved ] <text:s/>[ possibly some columns to zeroize ]</text:p>
      <text:p text:style-name="P86">.....................&lt; <text:s text:c="10"/>outbyte <text:s text:c="26"/>&gt;&lt; <text:s text:c="9"/>clearbytes <text:s text:c="28"/>&gt;</text:p>
      <text:p text:style-name="P86">....................................................lbcbits</text:p>
      <text:p text:style-name="P86"/>
      <text:p text:style-name="P91">TBD This needs checking against the code to see if any bugfixes require this documentation to be changed. Also look through JGT emails for the same purpose.</text:p>
      <text:p text:style-name="P86"><text:soft-page-break/></text:p>
      <text:p text:style-name="P86">The first four cases cover all cases where <text:span text:style-name="T58">the input and output are in registration</text:span> so that, for the initial bytes at least, memcpy is OK. <text:s/>This is tested by checking if (gshift=col%entbyte) is 0.</text:p>
      <text:p text:style-name="P86"/>
      <text:p text:style-name="P86"><text:span text:style-name="T64">Case 1</text:span> covers all cases where clearbytes is not zero. <text:s/>In this case even if the last input byte is incomplete it must be correctly zero-padded, so can just be moved.</text:p>
      <text:p text:style-name="P86"/>
      <text:p text:style-name="P86"><text:span text:style-name="T64">Case 2</text:span> deals where the moved data is an integral number of bytes. <text:s/>This is the performance case for chopping etc. done simply by moving bytes with memcpy. <text:s/>This is tested by checking if (lbcbits=movecols%entbyte) is zero or uptoend==1, so that we end on a byte boundary either truthfully, or we might as well assume so since we are taking it all anyway.</text:p>
      <text:p text:style-name="P86"/>
      <text:p text:style-name="P86"><text:span text:style-name="T64">Case 3</text:span> then allows for a partial last byte, carefully zeroizing the unwanted columns (at least one) <text:s/>since this is known to be needed.</text:p>
      <text:p text:style-name="P86"/>
      <text:p text:style-name="P86"><text:span text:style-name="T64">Case 4</text:span> is similar, but there is only one byte of output so nothing to memcpy.</text:p>
      <text:p text:style-name="P86"/>
      <text:p text:style-name="P86">Otherwise we are not in registration, so must compute the general shift tables, where ges is applied the first byte, gls to the second byte and the results added. <text:s/>Notice that the cases from here on can only occur if the field has order 16 or less.</text:p>
      <text:p text:style-name="P86"/>
      <text:p text:style-name="P86">We now disjoin on the sizes of lbcbits and lbmbits - the number of (real) bits in the last byte output and input respectively. <text:s/>Notice that these cannot be equal now, because in this case gshift would be zero - a situation dealt with by cases 1-4.</text:p>
      <text:p text:style-name="P86"/>
      <text:p text:style-name="P86">Firstly if <text:span text:style-name="T58">lbmbits is zero</text:span>, our input ends on a input byte boundary. <text:s/>We may or may not have full bytes to zeroize giving us two cases.</text:p>
      <text:p text:style-name="P86"/>
      <text:p text:style-name="P86"><text:span text:style-name="T64">Case 5</text:span> has no bytes to zeroize</text:p>
      <text:p text:style-name="P86"/>
      <text:p text:style-name="P86"><text:span text:style-name="T64">Case 6</text:span> has at least one byte to zeroize.</text:p>
      <text:p text:style-name="P86"/>
      <text:p text:style-name="P86">Secondly it may be that <text:span text:style-name="T58">lbcbits is zero</text:span>, so that our output ends on a byte boundary. <text:s/>In this case the last byte of output needs no special treatment, and the cases, as for lbmbits, are merely to avoid performance cost of the call to memset with a zero length.</text:p>
      <text:p text:style-name="P86"/>
      <text:p text:style-name="P86"><text:span text:style-name="T64">Case 7</text:span> has no bytes to zeroize</text:p>
      <text:p text:style-name="P86"/>
      <text:p text:style-name="P86"><text:span text:style-name="T64">Case 8</text:span> has at least one byte to zeroize.</text:p>
      <text:p text:style-name="P86"/>
      <text:p text:style-name="P86">The third major shifting section is where <text:span text:style-name="T58">lbmbits &gt; lbcbits</text:span>. <text:s/>In this case the last byte has few <text:soft-page-break/>bits, all coming from one byte of the input. <text:s/>Again the loop is duplicated to avoid the overhead of a call to memset with zero length. <text:s/>The last byte must be shifted entbyte-lbmbits to clear the last entries, then entbyte-lbcbits to put them into the correct registration.</text:p>
      <text:p text:style-name="P86"/>
      <text:p text:style-name="P86"><text:span text:style-name="T64">Case 9</text:span> has no bytes to zeroize</text:p>
      <text:p text:style-name="P86"/>
      <text:p text:style-name="P86"><text:span text:style-name="T64">Case 10</text:span> has at least one byte to zeroize.</text:p>
      <text:p text:style-name="P86"/>
      <text:p text:style-name="P86">The last case is where <text:span text:style-name="T58">lbmbits&lt;lbcbits</text:span>. <text:s/>Here the last output byte is assembled from two parts. <text:s/>The first part is simply the normal ges shift of the first input byte. <text:s/>The rest is obtained by shifting late the input byte entbyte-lbmbits to clear the last entries, and then shifting that early by entbyte-lbcbits as usual to put it into registration. <text:s/>Again, as usual, twp cases to avoid call to memset when clearbytes is zero.</text:p>
      <text:p text:style-name="P86"/>
      <text:p text:style-name="P86"><text:span text:style-name="T64">Case 11</text:span> has no bytes to zeroize</text:p>
      <text:p text:style-name="P86"/>
      <text:p text:style-name="P86"><text:span text:style-name="T64">Case 12</text:span> has at least one byte to zeroize.</text:p>
      <text:p text:style-name="P86"/>
      <text:p text:style-name="P68"><text:span text:style-name="T44">DPaste</text:span><text:span text:style-name="T46"> </text:span><text:span text:style-name="T40"><text:s/>This routine is also under some performance pressure, and many of the comments in DCut apply also to DPaste. <text:s/>In particular it uses memcpy and memset where possible, and the early8 and late8 lookup tables for shifting. <text:s/>An important variable for case disjunction is called wlong, which takes the value 1 if the matrix row extends beyond the pasted part, value 2 if the very last entry in the clipboard row is going to the very last entry in the matrix row, and value 3 if the cliboard row extends beyond the end of the matrix row so that some of it must be discarded.</text:span></text:p>
      <text:p text:style-name="P86"/>
      <text:p text:style-name="P86">Clipboard <text:s/>is [ movecols columns moved ] <text:s/>[ possibly some columns to ignore ]</text:p>
      <text:p text:style-name="P86">.....................&lt; <text:s text:c="12"/>inbyt <text:s text:c="27"/>&gt;&lt; <text:s text:c="8"/>................ <text:s text:c="27"/>&gt;</text:p>
      <text:p text:style-name="P86">......................................................lbcbits</text:p>
      <text:p text:style-name="P86"/>
      <text:p text:style-name="P86">Matrix is [ col columns ignored ] <text:s/>[ movecols columns moved ] <text:s/>[ remaining columns ]</text:p>
      <text:p text:style-name="P86">........................................................................................lbmbits</text:p>
      <text:p text:style-name="P86"/>
      <text:p text:style-name="P91">TBD This needs checking against the code to see if any bugfixes require this documentation to be changed. Also look through JGT emails for the same purpose.</text:p>
      <text:p text:style-name="P86"/>
      <text:p text:style-name="P86">The first three cases cover the situation where <text:span text:style-name="T58">the input and output are in registration</text:span> so that, for the initial bytes at least, memcpy is OK. <text:s/>This is tested by checking if <text:s text:c="12"/>(gshift=col%entbyte) is 0.</text:p>
      <text:p text:style-name="P86"/>
      <text:p text:style-name="P86"><text:span text:style-name="T64">Case 1</text:span> covers all the cases where memcpy can do all the work. <text:s/>This requires the start of the clipboard row to be going to the start of a matrix byte, and the last entry to either come from the <text:soft-page-break/>last entry in a clipboard byte (and hence be going to the last entry in the matrix byte also) or to be the very last entry in both rows (i.e. wlong==2)</text:p>
      <text:p text:style-name="P86"/>
      <text:p text:style-name="P86"><text:span text:style-name="T64">Case 2</text:span> covers the registration case where all of the cliboard is being pasted into the middle of the matrix (wlong==1). <text:s/>In this case the last byte is already followed by zeros, but further entries from the matrix must be put in.</text:p>
      <text:p text:style-name="P86"/>
      <text:p text:style-name="P86"><text:span text:style-name="T64">Case 3</text:span> covers the registration case where some of the clipboard row is being discarded. <text:s/>In this case it is necessary to clean out the unwanted entries from the clipboard byte, but there are no entries coming from the matrix.</text:p>
      <text:p text:style-name="P86"/>
      <text:p text:style-name="P86">Similar to DCut, the remaining operations are primarily disjoined on how the last byte is made, depending on lbmbits (last byte of matrix bits) and lbcbits (last byte of clipboard bits). <text:s/>These cannot now be equal because that would imply col%entbyte is zero, which has already been treated in cases 1-3. <text:s/>The remaining cases can only occur for fields of order at most 16. <text:s/>They all require the patching in of the first byte using fls to shift the first matrix byte temporarily into the registration that the clipboard has. <text:s/>Not that if lbmbits&gt;lbcbits, neither zero, we must cater specially for the case of a single byte getting its data from matrix, clipboard, matrix.</text:p>
      <text:p text:style-name="P86"/>
      <text:p text:style-name="P86"><text:span text:style-name="T64">Case 4</text:span> covers case of <text:span text:style-name="T58">lbmbits==0</text:span>, where the end of the patch comes nicely at the end of a matrix byte. <text:s/>The first byte is patched, but all others (if any) come entirely from the clipboard.</text:p>
      <text:p text:style-name="P86"/>
      <text:p text:style-name="P86"><text:span text:style-name="T64">Case 5</text:span> covers case of <text:span text:style-name="T58">lbcbits==0</text:span>, where the end of the patch comes exactly at the end of a clipboard byte. <text:s/>The first byte is patched, and the end of the last byte of matrix comes from the matrix (shifted by fes) not the clipboard if wlong==1 (so there is some more matrix).</text:p>
      <text:p text:style-name="P86"/>
      <text:p text:style-name="P86"><text:span text:style-name="T64">Case 6</text:span> covers the same situation as case 5, but optimizes for the case where the matrix row has anyway ended so there is no need to patch matrix entries in at the end</text:p>
      <text:p text:style-name="P86"/>
      <text:p text:style-name="P86">The next three cases cover <text:span text:style-name="T58">lbmbits &lt; lbcbits</text:span><text:span text:style-name="T65"> so that the last byte of m is just more of the last byte of cb that we already used. <text:s/>We can be certain that there are two affected byte of the matrix in this case.</text:span></text:p>
      <text:p text:style-name="P88"/>
      <text:p text:style-name="P86"><text:span text:style-name="T64">Case 7</text:span> covers case wlong==1, so we are inserting the end of a clipboard row into the middle of the matrix. <text:s text:c="2"/>There is therefore no need to clear the end of the last clipboard byte (it is already clear).</text:p>
      <text:p text:style-name="P86"/>
      <text:p text:style-name="P86"><text:span text:style-name="T64">Case 8</text:span> covers case wlong==2, so we are inserting the end of a clipboard row at the end of the matrix row. <text:s/>This is therefore even simpler, since there is also no matrix entries to patch in.</text:p>
      <text:p text:style-name="P86"/>
      <text:p text:style-name="P86"><text:span text:style-name="T64">Case 9</text:span> covers case wlong==3, so we are inserting some of the clipboard at the end of the <text:soft-page-break/>matrix row. </text:p>
      <text:p text:style-name="P86"/>
      <text:p text:style-name="P86">The final cases cover <text:span text:style-name="T58">lbmbits &gt; lbcbits</text:span>. <text:s/>Again we disjoin according to wlong, but if wlong==1 we need to take care that the first and last byte may be the same, giving four cases.</text:p>
      <text:p text:style-name="P86"/>
      <text:p text:style-name="P86"><text:span text:style-name="T64">Case 10 </text:span>covers wlong==1 when inbyte is 1. <text:s/>The single output byte is therefore made up of three parts - matrix, clipboard, matrix. </text:p>
      <text:p text:style-name="P86"/>
      <text:p text:style-name="P86"><text:span text:style-name="T64">Case 11 </text:span>covers wlong==1 when inbyte is greater than 1. <text:s/>The first byte is therefore patched together as usual, and the last byte comes from two bytes of clipboard with some remnamnant of the original matrix after that.</text:p>
      <text:p text:style-name="P86"/>
      <text:p text:style-name="P86"><text:span text:style-name="T64">Case 12</text:span> covers case wlong==2, so we are inserting the end of a clipboard row at the end of the matrix row. <text:s/>This is therefore very simple, where the last byte is no different from the rest.</text:p>
      <text:p text:style-name="P86"/>
      <text:p text:style-name="P86"><text:span text:style-name="T64">Case 13</text:span> covers case wlong==3, inbyte==1, so we are inserting some, but not all of a single clipboard byte into the middle of a matrix byte.</text:p>
      <text:p text:style-name="P86"/>
      <text:p text:style-name="P67"><text:span text:style-name="T48">Case 14</text:span><text:span text:style-name="T49"> covers case wlong==3, inbyte&gt;1, so we are inserting some of the clipboard at the end of the matrix row so the last byte of the clipboard needs to be cleaned, but that this is not the first byte as in case 13.</text:span></text:p>
      <text:p text:style-name="P60">Section 15 - Other functions.</text:p>
      <text:p text:style-name="P44"/>
      <text:p text:style-name="P68"><text:span text:style-name="T46">uint8 * AlignMalloc(size_t bytes)</text:span><text:span text:style-name="T40"> allocates memory aligned to the cache-line. <text:s/>If this routine is used to allocate memory, the following routine must be used to free it. <text:s/></text:span></text:p>
      <text:p text:style-name="P86"/>
      <text:p text:style-name="P68"><text:span text:style-name="T46">void AlignFree(uint8 * ptr)</text:span><text:span text:style-name="T40"> frees memory that was allocated by AlignMallo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6-05T17:52:43.230419692</dc:date>
    <meta:editing-duration>P4DT2H41M58S</meta:editing-duration>
    <meta:editing-cycles>402</meta:editing-cycles>
    <meta:generator>LibreOffice/5.1.6.2$Linux_X86_64 LibreOffice_project/10m0$Build-2</meta:generator>
    <meta:printed-by>User </meta:printed-by>
    <meta:print-date>2012-07-06T16:23:45</meta:print-date>
    <meta:document-statistic meta:table-count="1" meta:image-count="0" meta:object-count="0" meta:page-count="22" meta:paragraph-count="461" meta:word-count="9776" meta:character-count="54153" meta:non-whitespace-character-count="44009"/>
  </office:meta>
</office:document-meta>
</file>